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1.3429in"/>
    </style:style>
    <style:style style:name="co3" style:family="table-column">
      <style:table-column-properties fo:break-before="auto" style:column-width="1.822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0.8283in"/>
    </style:style>
    <style:style style:name="co7" style:family="table-column">
      <style:table-column-properties fo:break-before="auto" style:column-width="0.861in"/>
    </style:style>
    <style:style style:name="co8" style:family="table-column">
      <style:table-column-properties fo:break-before="auto" style:column-width="0.8717in"/>
    </style:style>
    <style:style style:name="co9" style:family="table-column">
      <style:table-column-properties fo:break-before="auto" style:column-width="0.7102in"/>
    </style:style>
    <style:style style:name="co10" style:family="table-column">
      <style:table-column-properties fo:break-before="auto" style:column-width="1.4937in"/>
    </style:style>
    <style:style style:name="co11" style:family="table-column">
      <style:table-column-properties fo:break-before="auto" style:column-width="1.472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535in"/>
    </style:style>
    <style:style style:name="co14" style:family="table-column">
      <style:table-column-properties fo:break-before="auto" style:column-width="1.3189in"/>
    </style:style>
    <style:style style:name="co15" style:family="table-column">
      <style:table-column-properties fo:break-before="auto" style:column-width="1.2756in"/>
    </style:style>
    <style:style style:name="co16" style:family="table-column">
      <style:table-column-properties fo:break-before="auto" style:column-width="0.7929in"/>
    </style:style>
    <style:style style:name="co17" style:family="table-column">
      <style:table-column-properties fo:break-before="auto" style:column-width="1.1472in"/>
    </style:style>
    <style:style style:name="co18" style:family="table-column">
      <style:table-column-properties fo:break-before="auto" style:column-width="1.3862in"/>
    </style:style>
    <style:style style:name="co19" style:family="table-column">
      <style:table-column-properties fo:break-before="auto" style:column-width="1.482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 style:data-style-name="N12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3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51"/>
    <style:style style:name="ce13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number-columns-repeated="2" table:default-cell-style-name="Default"/>
        <table:table-column table:style-name="co1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agu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local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local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league_date</text:p>
          </table:table-cell>
          <table:table-cell office:value-type="string" calcext:value-type="string">
            <text:p>is_playoff</text:p>
          </table:table-cell>
          <table:table-cell office:value-type="string" calcext:value-type="string">
            <text:p>stadium</text:p>
          </table:table-cell>
          <table:table-cell office:value-type="string" calcext:value-type="string">
            <text:p>referee</text:p>
          </table:table-cell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Hora</text:p>
          </table:table-cell>
          <table:table-cell table:style-name="ce3" office:value-type="string" calcext:value-type="string">
            <text:p>Sede</text:p>
          </table:table-cell>
          <table:table-cell table:style-name="ce3" office:value-type="string" calcext:value-type="string">
            <text:p>Local</text:p>
          </table:table-cell>
          <table:table-cell table:style-name="ce9" office:value-type="string" calcext:value-type="string">
            <text:p>Visitante</text:p>
          </table:table-cell>
          <table:table-cell table:style-name="ce9" office:value-type="string" calcext:value-type="string">
            <text:p>Grupo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Local Tim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ndial Brasil 2014</text:p>
          </table:table-cell>
          <table:table-cell table:style-name="ce1" table:formula="of:=DATEVALUE(CONCATENATE([.L2];&quot;-2014 &quot;)) + TIMEVALUE(CONCATENATE([.M2]; &quot;:00&quot;))" office:value-type="date" office:date-value="2014-06-12T17:00:00" calcext:value-type="date">
            <text:p>2014-06-12 17:00:00</text:p>
          </table:table-cell>
          <table:table-cell table:style-name="ce2" table:formula="of:=VLOOKUP([.O2];teams_references;2; 0)" office:value-type="string" office:string-value="BRA" calcext:value-type="string">
            <text:p>BRA</text:p>
          </table:table-cell>
          <table:table-cell table:style-name="ce2" table:formula="of:=VLOOKUP([.P2];teams_references;2; 0)" office:value-type="string" office:string-value="CRO" calcext:value-type="string">
            <text:p>C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Sao Paulo</text:p>
          </table:table-cell>
          <table:table-cell/>
          <table:table-cell table:style-name="ce4" office:value-type="string" calcext:value-type="string">
            <text:p>12-Jun</text:p>
          </table:table-cell>
          <table:table-cell table:style-name="ce8" office:value-type="string" calcext:value-type="string">
            <text:p>17:00</text:p>
          </table:table-cell>
          <table:table-cell table:style-name="ce2" office:value-type="string" calcext:value-type="string">
            <text:p>Sao Paulo</text:p>
          </table:table-cell>
          <table:table-cell table:style-name="ce2" office:value-type="string" calcext:value-type="string">
            <text:p>Brasil</text:p>
          </table:table-cell>
          <table:table-cell table:style-name="ce2" office:value-type="string" calcext:value-type="string">
            <text:p>Croacia</text:p>
          </table:table-cell>
          <table:table-cell table:style-name="ce10" office:value-type="string" calcext:value-type="string">
            <text:p>A</text:p>
          </table:table-cell>
          <table:table-cell table:style-name="ce10"/>
          <table:table-cell table:style-name="ce1" table:formula="of:=DATEVALUE(CONCATENATE([.L2];&quot;-2014 &quot;)) + TIMEVALUE(CONCATENATE([.M2]; &quot;:00&quot;))" office:value-type="date" office:date-value="2014-06-12T17:00:00" calcext:value-type="date">
            <text:p>2014-06-12 17:00:00</text:p>
          </table:table-cell>
          <table:table-cell table:number-columns-repeated="2"/>
          <table:table-cell table:style-name="ce1"/>
          <table:table-cell table:style-name="ce1" table:formula="of:=DATEVALUE([.V2])" office:value-type="string" office:string-value="Err:502" calcext:value-type="error">
            <text:p>Err:502</text:p>
          </table:table-cell>
          <table:table-cell table:number-columns-repeated="4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[.B2]" office:value-type="string" office:string-value="Mundial Brasil 2014" calcext:value-type="string">
            <text:p>Mundial Brasil 2014</text:p>
          </table:table-cell>
          <table:table-cell table:style-name="ce1" table:formula="of:=DATEVALUE(CONCATENATE([.L3];&quot;-2014 &quot;)) + TIMEVALUE(CONCATENATE([.M3]; &quot;:00&quot;))" office:value-type="date" office:date-value="2014-06-13T13:00:00" calcext:value-type="date">
            <text:p>2014-06-13 13:00:00</text:p>
          </table:table-cell>
          <table:table-cell table:style-name="ce2" table:formula="of:=VLOOKUP([.O3];teams_references;2; 0)" office:value-type="string" office:string-value="MEX" calcext:value-type="string">
            <text:p>MEX</text:p>
          </table:table-cell>
          <table:table-cell table:style-name="ce2" table:formula="of:=VLOOKUP([.P3];teams_references;2; 0)" office:value-type="string" office:string-value="CMR" calcext:value-type="string">
            <text:p>CM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atal</text:p>
          </table:table-cell>
          <table:table-cell/>
          <table:table-cell table:style-name="ce5" office:value-type="string" calcext:value-type="string">
            <text:p>13-Jun</text:p>
          </table:table-cell>
          <table:table-cell table:style-name="ce8" office:value-type="string" calcext:value-type="string">
            <text:p>13:00</text:p>
          </table:table-cell>
          <table:table-cell table:style-name="ce2" office:value-type="string" calcext:value-type="string">
            <text:p>Natal</text:p>
          </table:table-cell>
          <table:table-cell table:style-name="ce2" office:value-type="string" calcext:value-type="string">
            <text:p>México</text:p>
          </table:table-cell>
          <table:table-cell table:style-name="ce2" office:value-type="string" calcext:value-type="string">
            <text:p>Camerún</text:p>
          </table:table-cell>
          <table:table-cell table:style-name="ce10" office:value-type="string" calcext:value-type="string">
            <text:p>A</text:p>
          </table:table-cell>
          <table:table-cell table:style-name="ce10"/>
          <table:table-cell table:style-name="ce1" table:formula="of:=DATEVALUE(CONCATENATE([.L3];&quot;-2014 &quot;)) + TIMEVALUE(CONCATENATE([.M3]; &quot;:00&quot;))" office:value-type="date" office:date-value="2014-06-13T13:00:00" calcext:value-type="date">
            <text:p>2014-06-13 13:00:00</text:p>
          </table:table-cell>
          <table:table-cell table:number-columns-repeated="2"/>
          <table:table-cell table:style-name="ce12"/>
          <table:table-cell table:number-columns-repeated="5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[.B3]" office:value-type="string" office:string-value="Mundial Brasil 2014" calcext:value-type="string">
            <text:p>Mundial Brasil 2014</text:p>
          </table:table-cell>
          <table:table-cell table:style-name="ce1" table:formula="of:=DATEVALUE(CONCATENATE([.L4];&quot;-2014 &quot;)) + TIMEVALUE(CONCATENATE([.M4]; &quot;:00&quot;))" office:value-type="date" office:date-value="2014-06-17T16:00:00" calcext:value-type="date">
            <text:p>2014-06-17 16:00:00</text:p>
          </table:table-cell>
          <table:table-cell table:style-name="ce2" table:formula="of:=VLOOKUP([.O4];teams_references;2; 0)" office:value-type="string" office:string-value="BRA" calcext:value-type="string">
            <text:p>BRA</text:p>
          </table:table-cell>
          <table:table-cell table:style-name="ce2" table:formula="of:=VLOOKUP([.P4];teams_references;2; 0)" office:value-type="string" office:string-value="MEX" calcext:value-type="string">
            <text:p>ME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taleza</text:p>
          </table:table-cell>
          <table:table-cell/>
          <table:table-cell table:style-name="ce4" office:value-type="string" calcext:value-type="string">
            <text:p>17-Jun</text:p>
          </table:table-cell>
          <table:table-cell table:style-name="ce8" office:value-type="string" calcext:value-type="string">
            <text:p>16:00</text:p>
          </table:table-cell>
          <table:table-cell table:style-name="ce2" office:value-type="string" calcext:value-type="string">
            <text:p>Fortaleza</text:p>
          </table:table-cell>
          <table:table-cell table:style-name="ce2" office:value-type="string" calcext:value-type="string">
            <text:p>Brasil</text:p>
          </table:table-cell>
          <table:table-cell table:style-name="ce2" office:value-type="string" calcext:value-type="string">
            <text:p>México</text:p>
          </table:table-cell>
          <table:table-cell table:style-name="ce10" office:value-type="string" calcext:value-type="string">
            <text:p>A</text:p>
          </table:table-cell>
          <table:table-cell table:style-name="ce10"/>
          <table:table-cell table:style-name="ce1" table:formula="of:=DATEVALUE(CONCATENATE([.L4];&quot;-2014 &quot;)) + TIMEVALUE(CONCATENATE([.M4]; &quot;:00&quot;))" office:value-type="date" office:date-value="2014-06-17T16:00:00" calcext:value-type="date">
            <text:p>2014-06-17 16:00:00</text:p>
          </table:table-cell>
          <table:table-cell table:number-columns-repeated="8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[.B4]" office:value-type="string" office:string-value="Mundial Brasil 2014" calcext:value-type="string">
            <text:p>Mundial Brasil 2014</text:p>
          </table:table-cell>
          <table:table-cell table:style-name="ce1" table:formula="of:=DATEVALUE(CONCATENATE([.L5];&quot;-2014 &quot;)) + TIMEVALUE(CONCATENATE([.M5]; &quot;:00&quot;))" office:value-type="date" office:date-value="2014-06-18T18:00:00" calcext:value-type="date">
            <text:p>2014-06-18 18:00:00</text:p>
          </table:table-cell>
          <table:table-cell table:style-name="ce2" table:formula="of:=VLOOKUP([.O5];teams_references;2; 0)" office:value-type="string" office:string-value="CMR" calcext:value-type="string">
            <text:p>CMR</text:p>
          </table:table-cell>
          <table:table-cell table:style-name="ce2" table:formula="of:=VLOOKUP([.P5];teams_references;2; 0)" office:value-type="string" office:string-value="CRO" calcext:value-type="string">
            <text:p>CR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naos</text:p>
          </table:table-cell>
          <table:table-cell/>
          <table:table-cell table:style-name="ce4" office:value-type="string" calcext:value-type="string">
            <text:p>18-Jun</text:p>
          </table:table-cell>
          <table:table-cell table:style-name="ce8" office:value-type="string" calcext:value-type="string">
            <text:p>18:00</text:p>
          </table:table-cell>
          <table:table-cell table:style-name="ce2" office:value-type="string" calcext:value-type="string">
            <text:p>Manaos</text:p>
          </table:table-cell>
          <table:table-cell table:style-name="ce2" office:value-type="string" calcext:value-type="string">
            <text:p>Camerún</text:p>
          </table:table-cell>
          <table:table-cell table:style-name="ce2" office:value-type="string" calcext:value-type="string">
            <text:p>Croacia</text:p>
          </table:table-cell>
          <table:table-cell table:style-name="ce10" office:value-type="string" calcext:value-type="string">
            <text:p>A</text:p>
          </table:table-cell>
          <table:table-cell table:style-name="ce10"/>
          <table:table-cell table:style-name="ce1" table:formula="of:=DATEVALUE(CONCATENATE([.L5];&quot;-2014 &quot;)) + TIMEVALUE(CONCATENATE([.M5]; &quot;:00&quot;))" office:value-type="date" office:date-value="2014-06-18T18:00:00" calcext:value-type="date">
            <text:p>2014-06-18 18:00:00</text:p>
          </table:table-cell>
          <table:table-cell table:number-columns-repeated="8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[.B5]" office:value-type="string" office:string-value="Mundial Brasil 2014" calcext:value-type="string">
            <text:p>Mundial Brasil 2014</text:p>
          </table:table-cell>
          <table:table-cell table:style-name="ce1" table:formula="of:=DATEVALUE(CONCATENATE([.L6];&quot;-2014 &quot;)) + TIMEVALUE(CONCATENATE([.M6]; &quot;:00&quot;))" office:value-type="date" office:date-value="2014-06-23T17:00:00" calcext:value-type="date">
            <text:p>2014-06-23 17:00:00</text:p>
          </table:table-cell>
          <table:table-cell table:style-name="ce2" table:formula="of:=VLOOKUP([.O6];teams_references;2; 0)" office:value-type="string" office:string-value="CMR" calcext:value-type="string">
            <text:p>CMR</text:p>
          </table:table-cell>
          <table:table-cell table:style-name="ce2" table:formula="of:=VLOOKUP([.P6];teams_references;2; 0)" office:value-type="string" office:string-value="BRA" calcext:value-type="string">
            <text:p>BR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Brasilia</text:p>
          </table:table-cell>
          <table:table-cell/>
          <table:table-cell table:style-name="ce4" office:value-type="string" calcext:value-type="string">
            <text:p>23-Jun</text:p>
          </table:table-cell>
          <table:table-cell table:style-name="ce8" office:value-type="string" calcext:value-type="string">
            <text:p>17:00</text:p>
          </table:table-cell>
          <table:table-cell table:style-name="ce2" office:value-type="string" calcext:value-type="string">
            <text:p>Brasilia</text:p>
          </table:table-cell>
          <table:table-cell table:style-name="ce2" office:value-type="string" calcext:value-type="string">
            <text:p>Camerún</text:p>
          </table:table-cell>
          <table:table-cell table:style-name="ce2" office:value-type="string" calcext:value-type="string">
            <text:p>Brasil</text:p>
          </table:table-cell>
          <table:table-cell table:style-name="ce10" office:value-type="string" calcext:value-type="string">
            <text:p>A</text:p>
          </table:table-cell>
          <table:table-cell table:style-name="ce10"/>
          <table:table-cell table:style-name="ce1" table:formula="of:=DATEVALUE(CONCATENATE([.L6];&quot;-2014 &quot;)) + TIMEVALUE(CONCATENATE([.M6]; &quot;:00&quot;))" office:value-type="date" office:date-value="2014-06-23T17:00:00" calcext:value-type="date">
            <text:p>2014-06-23 17:00:00</text:p>
          </table:table-cell>
          <table:table-cell table:number-columns-repeated="8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[.B6]" office:value-type="string" office:string-value="Mundial Brasil 2014" calcext:value-type="string">
            <text:p>Mundial Brasil 2014</text:p>
          </table:table-cell>
          <table:table-cell table:style-name="ce1" table:formula="of:=DATEVALUE(CONCATENATE([.L7];&quot;-2014 &quot;)) + TIMEVALUE(CONCATENATE([.M7]; &quot;:00&quot;))" office:value-type="date" office:date-value="2014-06-23T17:00:00" calcext:value-type="date">
            <text:p>2014-06-23 17:00:00</text:p>
          </table:table-cell>
          <table:table-cell table:style-name="ce2" table:formula="of:=VLOOKUP([.O7];teams_references;2; 0)" office:value-type="string" office:string-value="CRO" calcext:value-type="string">
            <text:p>CRO</text:p>
          </table:table-cell>
          <table:table-cell table:style-name="ce2" table:formula="of:=VLOOKUP([.P7];teams_references;2; 0)" office:value-type="string" office:string-value="MEX" calcext:value-type="string">
            <text:p>ME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Recife</text:p>
          </table:table-cell>
          <table:table-cell/>
          <table:table-cell table:style-name="ce4" office:value-type="string" calcext:value-type="string">
            <text:p>23-Jun</text:p>
          </table:table-cell>
          <table:table-cell table:style-name="ce8" office:value-type="string" calcext:value-type="string">
            <text:p>17:00</text:p>
          </table:table-cell>
          <table:table-cell table:style-name="ce2" office:value-type="string" calcext:value-type="string">
            <text:p>Recife</text:p>
          </table:table-cell>
          <table:table-cell table:style-name="ce2" office:value-type="string" calcext:value-type="string">
            <text:p>Croacia</text:p>
          </table:table-cell>
          <table:table-cell table:style-name="ce2" office:value-type="string" calcext:value-type="string">
            <text:p>México</text:p>
          </table:table-cell>
          <table:table-cell table:style-name="ce10" office:value-type="string" calcext:value-type="string">
            <text:p>A</text:p>
          </table:table-cell>
          <table:table-cell table:style-name="ce10"/>
          <table:table-cell table:style-name="ce1" table:formula="of:=DATEVALUE(CONCATENATE([.L7];&quot;-2014 &quot;)) + TIMEVALUE(CONCATENATE([.M7]; &quot;:00&quot;))" office:value-type="date" office:date-value="2014-06-23T17:00:00" calcext:value-type="date">
            <text:p>2014-06-23 17:00:00</text:p>
          </table:table-cell>
          <table:table-cell table:number-columns-repeated="8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[.B7]" office:value-type="string" office:string-value="Mundial Brasil 2014" calcext:value-type="string">
            <text:p>Mundial Brasil 2014</text:p>
          </table:table-cell>
          <table:table-cell table:style-name="ce1" table:formula="of:=DATEVALUE(CONCATENATE([.L8];&quot;-2014 &quot;)) + TIMEVALUE(CONCATENATE([.M8]; &quot;:00&quot;))" office:value-type="date" office:date-value="2014-06-13T16:00:00" calcext:value-type="date">
            <text:p>2014-06-13 16:00:00</text:p>
          </table:table-cell>
          <table:table-cell table:style-name="ce2" table:formula="of:=VLOOKUP([.O8];teams_references;2; 0)" office:value-type="string" office:string-value="ESP" calcext:value-type="string">
            <text:p>ESP</text:p>
          </table:table-cell>
          <table:table-cell table:style-name="ce2" table:formula="of:=VLOOKUP([.P8];teams_references;2; 0)" office:value-type="string" office:string-value="NED" calcext:value-type="string">
            <text:p>N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Salvador</text:p>
          </table:table-cell>
          <table:table-cell/>
          <table:table-cell table:style-name="ce4" office:value-type="string" calcext:value-type="string">
            <text:p>13-Jun</text:p>
          </table:table-cell>
          <table:table-cell table:style-name="ce8" office:value-type="string" calcext:value-type="string">
            <text:p>16:00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España</text:p>
          </table:table-cell>
          <table:table-cell table:style-name="ce2" office:value-type="string" calcext:value-type="string">
            <text:p>Holanda</text:p>
          </table:table-cell>
          <table:table-cell table:style-name="ce10" office:value-type="string" calcext:value-type="string">
            <text:p>B</text:p>
          </table:table-cell>
          <table:table-cell table:style-name="ce10"/>
          <table:table-cell table:style-name="ce1" table:formula="of:=DATEVALUE(CONCATENATE([.L8];&quot;-2014 &quot;)) + TIMEVALUE(CONCATENATE([.M8]; &quot;:00&quot;))" office:value-type="date" office:date-value="2014-06-13T16:00:00" calcext:value-type="date">
            <text:p>2014-06-13 16:00:00</text:p>
          </table:table-cell>
          <table:table-cell table:number-columns-repeated="8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[.B8]" office:value-type="string" office:string-value="Mundial Brasil 2014" calcext:value-type="string">
            <text:p>Mundial Brasil 2014</text:p>
          </table:table-cell>
          <table:table-cell table:style-name="ce1" table:formula="of:=DATEVALUE(CONCATENATE([.L9];&quot;-2014 &quot;)) + TIMEVALUE(CONCATENATE([.M9]; &quot;:00&quot;))" office:value-type="date" office:date-value="2014-06-13T19:00:00" calcext:value-type="date">
            <text:p>2014-06-13 19:00:00</text:p>
          </table:table-cell>
          <table:table-cell table:style-name="ce2" table:formula="of:=VLOOKUP([.O9];teams_references;2; 0)" office:value-type="string" office:string-value="CHI" calcext:value-type="string">
            <text:p>CHI</text:p>
          </table:table-cell>
          <table:table-cell table:style-name="ce2" table:formula="of:=VLOOKUP([.P9];teams_references;2; 0)" office:value-type="string" office:string-value="AUS" calcext:value-type="string">
            <text:p>A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uiaba</text:p>
          </table:table-cell>
          <table:table-cell/>
          <table:table-cell table:style-name="ce4" office:value-type="string" calcext:value-type="string">
            <text:p>13-Jun</text:p>
          </table:table-cell>
          <table:table-cell table:style-name="ce8" office:value-type="string" calcext:value-type="string">
            <text:p>19:00</text:p>
          </table:table-cell>
          <table:table-cell table:style-name="ce2" office:value-type="string" calcext:value-type="string">
            <text:p>Cuiaba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Australia</text:p>
          </table:table-cell>
          <table:table-cell table:style-name="ce10" office:value-type="string" calcext:value-type="string">
            <text:p>B</text:p>
          </table:table-cell>
          <table:table-cell table:style-name="ce10"/>
          <table:table-cell table:style-name="ce1" table:formula="of:=DATEVALUE(CONCATENATE([.L9];&quot;-2014 &quot;)) + TIMEVALUE(CONCATENATE([.M9]; &quot;:00&quot;))" office:value-type="date" office:date-value="2014-06-13T19:00:00" calcext:value-type="date">
            <text:p>2014-06-13 19:00:00</text:p>
          </table:table-cell>
          <table:table-cell table:number-columns-repeated="8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[.B9]" office:value-type="string" office:string-value="Mundial Brasil 2014" calcext:value-type="string">
            <text:p>Mundial Brasil 2014</text:p>
          </table:table-cell>
          <table:table-cell table:style-name="ce1" table:formula="of:=DATEVALUE(CONCATENATE([.L10];&quot;-2014 &quot;)) + TIMEVALUE(CONCATENATE([.M10]; &quot;:00&quot;))" office:value-type="date" office:date-value="2014-06-18T16:00:00" calcext:value-type="date">
            <text:p>2014-06-18 16:00:00</text:p>
          </table:table-cell>
          <table:table-cell table:style-name="ce2" table:formula="of:=VLOOKUP([.O10];teams_references;2; 0)" office:value-type="string" office:string-value="ESP" calcext:value-type="string">
            <text:p>ESP</text:p>
          </table:table-cell>
          <table:table-cell table:style-name="ce2" table:formula="of:=VLOOKUP([.P10];teams_references;2; 0)" office:value-type="string" office:string-value="CHI" calcext:value-type="string">
            <text:p>CH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Rio de Janeiro</text:p>
          </table:table-cell>
          <table:table-cell/>
          <table:table-cell table:style-name="ce4" office:value-type="string" calcext:value-type="string">
            <text:p>18-Jun</text:p>
          </table:table-cell>
          <table:table-cell table:style-name="ce8" office:value-type="string" calcext:value-type="string">
            <text:p>16:00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España</text:p>
          </table:table-cell>
          <table:table-cell table:style-name="ce2" office:value-type="string" calcext:value-type="string">
            <text:p>Chile</text:p>
          </table:table-cell>
          <table:table-cell table:style-name="ce10" office:value-type="string" calcext:value-type="string">
            <text:p>B</text:p>
          </table:table-cell>
          <table:table-cell table:style-name="ce10"/>
          <table:table-cell table:style-name="ce1" table:formula="of:=DATEVALUE(CONCATENATE([.L10];&quot;-2014 &quot;)) + TIMEVALUE(CONCATENATE([.M10]; &quot;:00&quot;))" office:value-type="date" office:date-value="2014-06-18T16:00:00" calcext:value-type="date">
            <text:p>2014-06-18 16:00:00</text:p>
          </table:table-cell>
          <table:table-cell table:number-columns-repeated="8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[.B10]" office:value-type="string" office:string-value="Mundial Brasil 2014" calcext:value-type="string">
            <text:p>Mundial Brasil 2014</text:p>
          </table:table-cell>
          <table:table-cell table:style-name="ce1" table:formula="of:=DATEVALUE(CONCATENATE([.L11];&quot;-2014 &quot;)) + TIMEVALUE(CONCATENATE([.M11]; &quot;:00&quot;))" office:value-type="date" office:date-value="2014-06-18T13:00:00" calcext:value-type="date">
            <text:p>2014-06-18 13:00:00</text:p>
          </table:table-cell>
          <table:table-cell table:style-name="ce2" table:formula="of:=VLOOKUP([.O11];teams_references;2; 0)" office:value-type="string" office:string-value="AUS" calcext:value-type="string">
            <text:p>AUS</text:p>
          </table:table-cell>
          <table:table-cell table:style-name="ce2" table:formula="of:=VLOOKUP([.P11];teams_references;2; 0)" office:value-type="string" office:string-value="NED" calcext:value-type="string">
            <text:p>N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orto Alegre</text:p>
          </table:table-cell>
          <table:table-cell/>
          <table:table-cell table:style-name="ce4" office:value-type="string" calcext:value-type="string">
            <text:p>18-Jun</text:p>
          </table:table-cell>
          <table:table-cell table:style-name="ce8" office:value-type="string" calcext:value-type="string">
            <text:p>13:00</text:p>
          </table:table-cell>
          <table:table-cell table:style-name="ce2" office:value-type="string" calcext:value-type="string">
            <text:p>Porto Alegre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Holanda</text:p>
          </table:table-cell>
          <table:table-cell table:style-name="ce10" office:value-type="string" calcext:value-type="string">
            <text:p>B</text:p>
          </table:table-cell>
          <table:table-cell table:style-name="ce10"/>
          <table:table-cell table:style-name="ce1" table:formula="of:=DATEVALUE(CONCATENATE([.L11];&quot;-2014 &quot;)) + TIMEVALUE(CONCATENATE([.M11]; &quot;:00&quot;))" office:value-type="date" office:date-value="2014-06-18T13:00:00" calcext:value-type="date">
            <text:p>2014-06-18 13:00:00</text:p>
          </table:table-cell>
          <table:table-cell table:number-columns-repeated="8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[.B11]" office:value-type="string" office:string-value="Mundial Brasil 2014" calcext:value-type="string">
            <text:p>Mundial Brasil 2014</text:p>
          </table:table-cell>
          <table:table-cell table:style-name="ce1" table:formula="of:=DATEVALUE(CONCATENATE([.L12];&quot;-2014 &quot;)) + TIMEVALUE(CONCATENATE([.M12]; &quot;:00&quot;))" office:value-type="date" office:date-value="2014-06-23T13:00:00" calcext:value-type="date">
            <text:p>2014-06-23 13:00:00</text:p>
          </table:table-cell>
          <table:table-cell table:style-name="ce2" table:formula="of:=VLOOKUP([.O12];teams_references;2; 0)" office:value-type="string" office:string-value="AUS" calcext:value-type="string">
            <text:p>AUS</text:p>
          </table:table-cell>
          <table:table-cell table:style-name="ce2" table:formula="of:=VLOOKUP([.P12];teams_references;2; 0)" office:value-type="string" office:string-value="ESP" calcext:value-type="string">
            <text:p>ESP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uritiba</text:p>
          </table:table-cell>
          <table:table-cell/>
          <table:table-cell table:style-name="ce4" office:value-type="string" calcext:value-type="string">
            <text:p>23-Jun</text:p>
          </table:table-cell>
          <table:table-cell table:style-name="ce8" office:value-type="string" calcext:value-type="string">
            <text:p>13:00</text:p>
          </table:table-cell>
          <table:table-cell table:style-name="ce2" office:value-type="string" calcext:value-type="string">
            <text:p>Curitiba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España</text:p>
          </table:table-cell>
          <table:table-cell table:style-name="ce10" office:value-type="string" calcext:value-type="string">
            <text:p>B</text:p>
          </table:table-cell>
          <table:table-cell table:style-name="ce10"/>
          <table:table-cell table:style-name="ce1" table:formula="of:=DATEVALUE(CONCATENATE([.L12];&quot;-2014 &quot;)) + TIMEVALUE(CONCATENATE([.M12]; &quot;:00&quot;))" office:value-type="date" office:date-value="2014-06-23T13:00:00" calcext:value-type="date">
            <text:p>2014-06-23 13:00:00</text:p>
          </table:table-cell>
          <table:table-cell table:number-columns-repeated="8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[.B12]" office:value-type="string" office:string-value="Mundial Brasil 2014" calcext:value-type="string">
            <text:p>Mundial Brasil 2014</text:p>
          </table:table-cell>
          <table:table-cell table:style-name="ce1" table:formula="of:=DATEVALUE(CONCATENATE([.L13];&quot;-2014 &quot;)) + TIMEVALUE(CONCATENATE([.M13]; &quot;:00&quot;))" office:value-type="date" office:date-value="2014-06-23T13:00:00" calcext:value-type="date">
            <text:p>2014-06-23 13:00:00</text:p>
          </table:table-cell>
          <table:table-cell table:style-name="ce2" table:formula="of:=VLOOKUP([.O13];teams_references;2; 0)" office:value-type="string" office:string-value="NED" calcext:value-type="string">
            <text:p>NED</text:p>
          </table:table-cell>
          <table:table-cell table:style-name="ce2" table:formula="of:=VLOOKUP([.P13];teams_references;2; 0)" office:value-type="string" office:string-value="CHI" calcext:value-type="string">
            <text:p>CHI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Belo Horizonte</text:p>
          </table:table-cell>
          <table:table-cell/>
          <table:table-cell table:style-name="ce4" office:value-type="string" calcext:value-type="string">
            <text:p>23-Jun</text:p>
          </table:table-cell>
          <table:table-cell table:style-name="ce8" office:value-type="string" calcext:value-type="string">
            <text:p>13:0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Holanda</text:p>
          </table:table-cell>
          <table:table-cell table:style-name="ce2" office:value-type="string" calcext:value-type="string">
            <text:p>Chile</text:p>
          </table:table-cell>
          <table:table-cell table:style-name="ce10" office:value-type="string" calcext:value-type="string">
            <text:p>B</text:p>
          </table:table-cell>
          <table:table-cell table:style-name="ce10"/>
          <table:table-cell table:style-name="ce1" table:formula="of:=DATEVALUE(CONCATENATE([.L13];&quot;-2014 &quot;)) + TIMEVALUE(CONCATENATE([.M13]; &quot;:00&quot;))" office:value-type="date" office:date-value="2014-06-23T13:00:00" calcext:value-type="date">
            <text:p>2014-06-23 13:00:00</text:p>
          </table:table-cell>
          <table:table-cell table:number-columns-repeated="8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[.B13]" office:value-type="string" office:string-value="Mundial Brasil 2014" calcext:value-type="string">
            <text:p>Mundial Brasil 2014</text:p>
          </table:table-cell>
          <table:table-cell table:style-name="ce1" table:formula="of:=DATEVALUE(CONCATENATE([.L14];&quot;-2014 &quot;)) + TIMEVALUE(CONCATENATE([.M14]; &quot;:00&quot;))" office:value-type="date" office:date-value="2014-06-14T13:00:00" calcext:value-type="date">
            <text:p>2014-06-14 13:00:00</text:p>
          </table:table-cell>
          <table:table-cell table:style-name="ce2" table:formula="of:=VLOOKUP([.O14];teams_references;2; 0)" office:value-type="string" office:string-value="COL" calcext:value-type="string">
            <text:p>COL</text:p>
          </table:table-cell>
          <table:table-cell table:style-name="ce2" table:formula="of:=VLOOKUP([.P14];teams_references;2; 0)" office:value-type="string" office:string-value="GRE" calcext:value-type="string">
            <text:p>G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Belo Horizonte</text:p>
          </table:table-cell>
          <table:table-cell/>
          <table:table-cell table:style-name="ce4" office:value-type="string" calcext:value-type="string">
            <text:p>14-Jun</text:p>
          </table:table-cell>
          <table:table-cell table:style-name="ce8" office:value-type="string" calcext:value-type="string">
            <text:p>13:0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Colombia</text:p>
          </table:table-cell>
          <table:table-cell table:style-name="ce2" office:value-type="string" calcext:value-type="string">
            <text:p>Grecia</text:p>
          </table:table-cell>
          <table:table-cell table:style-name="ce10" office:value-type="string" calcext:value-type="string">
            <text:p>C</text:p>
          </table:table-cell>
          <table:table-cell table:style-name="ce10"/>
          <table:table-cell table:style-name="ce1" table:formula="of:=DATEVALUE(CONCATENATE([.L14];&quot;-2014 &quot;)) + TIMEVALUE(CONCATENATE([.M14]; &quot;:00&quot;))" office:value-type="date" office:date-value="2014-06-14T13:00:00" calcext:value-type="date">
            <text:p>2014-06-14 13:00:00</text:p>
          </table:table-cell>
          <table:table-cell table:number-columns-repeated="8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[.B14]" office:value-type="string" office:string-value="Mundial Brasil 2014" calcext:value-type="string">
            <text:p>Mundial Brasil 2014</text:p>
          </table:table-cell>
          <table:table-cell table:style-name="ce1" table:formula="of:=DATEVALUE(CONCATENATE([.L15];&quot;-2014 &quot;)) + TIMEVALUE(CONCATENATE([.M15]; &quot;:00&quot;))" office:value-type="date" office:date-value="2014-06-14T22:00:00" calcext:value-type="date">
            <text:p>2014-06-14 22:00:00</text:p>
          </table:table-cell>
          <table:table-cell table:style-name="ce2" table:formula="of:=VLOOKUP([.O15];teams_references;2; 0)" office:value-type="string" office:string-value="CIV" calcext:value-type="string">
            <text:p>CIV</text:p>
          </table:table-cell>
          <table:table-cell table:style-name="ce2" table:formula="of:=VLOOKUP([.P15];teams_references;2; 0)" office:value-type="string" office:string-value="JAP" calcext:value-type="string">
            <text:p>JA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Recife</text:p>
          </table:table-cell>
          <table:table-cell/>
          <table:table-cell table:style-name="ce4" office:value-type="string" calcext:value-type="string">
            <text:p>14-Jun</text:p>
          </table:table-cell>
          <table:table-cell table:style-name="ce8" office:value-type="string" calcext:value-type="string">
            <text:p>22:00</text:p>
          </table:table-cell>
          <table:table-cell table:style-name="ce2" office:value-type="string" calcext:value-type="string">
            <text:p>Recife</text:p>
          </table:table-cell>
          <table:table-cell table:style-name="ce2" office:value-type="string" calcext:value-type="string">
            <text:p>Costa de Marfil</text:p>
          </table:table-cell>
          <table:table-cell table:style-name="ce2" office:value-type="string" calcext:value-type="string">
            <text:p>Japón</text:p>
          </table:table-cell>
          <table:table-cell table:style-name="ce10" office:value-type="string" calcext:value-type="string">
            <text:p>C</text:p>
          </table:table-cell>
          <table:table-cell table:style-name="ce10"/>
          <table:table-cell table:style-name="ce1" table:formula="of:=DATEVALUE(CONCATENATE([.L15];&quot;-2014 &quot;)) + TIMEVALUE(CONCATENATE([.M15]; &quot;:00&quot;))" office:value-type="date" office:date-value="2014-06-14T22:00:00" calcext:value-type="date">
            <text:p>2014-06-14 22:00:00</text:p>
          </table:table-cell>
          <table:table-cell table:number-columns-repeated="8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[.B15]" office:value-type="string" office:string-value="Mundial Brasil 2014" calcext:value-type="string">
            <text:p>Mundial Brasil 2014</text:p>
          </table:table-cell>
          <table:table-cell table:style-name="ce1" table:formula="of:=DATEVALUE(CONCATENATE([.L16];&quot;-2014 &quot;)) + TIMEVALUE(CONCATENATE([.M16]; &quot;:00&quot;))" office:value-type="date" office:date-value="2014-06-19T13:00:00" calcext:value-type="date">
            <text:p>2014-06-19 13:00:00</text:p>
          </table:table-cell>
          <table:table-cell table:style-name="ce2" table:formula="of:=VLOOKUP([.O16];teams_references;2; 0)" office:value-type="string" office:string-value="COL" calcext:value-type="string">
            <text:p>COL</text:p>
          </table:table-cell>
          <table:table-cell table:style-name="ce2" table:formula="of:=VLOOKUP([.P16];teams_references;2; 0)" office:value-type="string" office:string-value="CIV" calcext:value-type="string">
            <text:p>CIV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Brasilia</text:p>
          </table:table-cell>
          <table:table-cell/>
          <table:table-cell table:style-name="ce4" office:value-type="string" calcext:value-type="string">
            <text:p>19-Jun</text:p>
          </table:table-cell>
          <table:table-cell table:style-name="ce8" office:value-type="string" calcext:value-type="string">
            <text:p>13:00</text:p>
          </table:table-cell>
          <table:table-cell table:style-name="ce2" office:value-type="string" calcext:value-type="string">
            <text:p>Brasilia</text:p>
          </table:table-cell>
          <table:table-cell table:style-name="ce2" office:value-type="string" calcext:value-type="string">
            <text:p>Colombia</text:p>
          </table:table-cell>
          <table:table-cell table:style-name="ce2" office:value-type="string" calcext:value-type="string">
            <text:p>Costa de Marfil</text:p>
          </table:table-cell>
          <table:table-cell table:style-name="ce10" office:value-type="string" calcext:value-type="string">
            <text:p>C</text:p>
          </table:table-cell>
          <table:table-cell table:style-name="ce10"/>
          <table:table-cell table:style-name="ce1" table:formula="of:=DATEVALUE(CONCATENATE([.L16];&quot;-2014 &quot;)) + TIMEVALUE(CONCATENATE([.M16]; &quot;:00&quot;))" office:value-type="date" office:date-value="2014-06-19T13:00:00" calcext:value-type="date">
            <text:p>2014-06-19 13:00:00</text:p>
          </table:table-cell>
          <table:table-cell table:number-columns-repeated="8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[.B16]" office:value-type="string" office:string-value="Mundial Brasil 2014" calcext:value-type="string">
            <text:p>Mundial Brasil 2014</text:p>
          </table:table-cell>
          <table:table-cell table:style-name="ce1" table:formula="of:=DATEVALUE(CONCATENATE([.L17];&quot;-2014 &quot;)) + TIMEVALUE(CONCATENATE([.M17]; &quot;:00&quot;))" office:value-type="date" office:date-value="2014-06-19T19:00:00" calcext:value-type="date">
            <text:p>2014-06-19 19:00:00</text:p>
          </table:table-cell>
          <table:table-cell table:style-name="ce2" table:formula="of:=VLOOKUP([.O17];teams_references;2; 0)" office:value-type="string" office:string-value="JAP" calcext:value-type="string">
            <text:p>JAP</text:p>
          </table:table-cell>
          <table:table-cell table:style-name="ce2" table:formula="of:=VLOOKUP([.P17];teams_references;2; 0)" office:value-type="string" office:string-value="GRE" calcext:value-type="string">
            <text:p>GR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atal</text:p>
          </table:table-cell>
          <table:table-cell/>
          <table:table-cell table:style-name="ce4" office:value-type="string" calcext:value-type="string">
            <text:p>19-Jun</text:p>
          </table:table-cell>
          <table:table-cell table:style-name="ce8" office:value-type="string" calcext:value-type="string">
            <text:p>19:00</text:p>
          </table:table-cell>
          <table:table-cell table:style-name="ce2" office:value-type="string" calcext:value-type="string">
            <text:p>Natal</text:p>
          </table:table-cell>
          <table:table-cell table:style-name="ce2" office:value-type="string" calcext:value-type="string">
            <text:p>Japón</text:p>
          </table:table-cell>
          <table:table-cell table:style-name="ce2" office:value-type="string" calcext:value-type="string">
            <text:p>Grecia</text:p>
          </table:table-cell>
          <table:table-cell table:style-name="ce10" office:value-type="string" calcext:value-type="string">
            <text:p>C</text:p>
          </table:table-cell>
          <table:table-cell table:style-name="ce10"/>
          <table:table-cell table:style-name="ce1" table:formula="of:=DATEVALUE(CONCATENATE([.L17];&quot;-2014 &quot;)) + TIMEVALUE(CONCATENATE([.M17]; &quot;:00&quot;))" office:value-type="date" office:date-value="2014-06-19T19:00:00" calcext:value-type="date">
            <text:p>2014-06-19 19:00:00</text:p>
          </table:table-cell>
          <table:table-cell table:number-columns-repeated="8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[.B17]" office:value-type="string" office:string-value="Mundial Brasil 2014" calcext:value-type="string">
            <text:p>Mundial Brasil 2014</text:p>
          </table:table-cell>
          <table:table-cell table:style-name="ce1" table:formula="of:=DATEVALUE(CONCATENATE([.L18];&quot;-2014 &quot;)) + TIMEVALUE(CONCATENATE([.M18]; &quot;:00&quot;))" office:value-type="date" office:date-value="2014-06-24T17:00:00" calcext:value-type="date">
            <text:p>2014-06-24 17:00:00</text:p>
          </table:table-cell>
          <table:table-cell table:style-name="ce2" table:formula="of:=VLOOKUP([.O18];teams_references;2; 0)" office:value-type="string" office:string-value="JAP" calcext:value-type="string">
            <text:p>JAP</text:p>
          </table:table-cell>
          <table:table-cell table:style-name="ce2" table:formula="of:=VLOOKUP([.P18];teams_references;2; 0)" office:value-type="string" office:string-value="COL" calcext:value-type="string">
            <text:p>CO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uiaba</text:p>
          </table:table-cell>
          <table:table-cell/>
          <table:table-cell table:style-name="ce4" office:value-type="string" calcext:value-type="string">
            <text:p>24-Jun</text:p>
          </table:table-cell>
          <table:table-cell table:style-name="ce8" office:value-type="string" calcext:value-type="string">
            <text:p>17:00</text:p>
          </table:table-cell>
          <table:table-cell table:style-name="ce2" office:value-type="string" calcext:value-type="string">
            <text:p>Cuiaba</text:p>
          </table:table-cell>
          <table:table-cell table:style-name="ce2" office:value-type="string" calcext:value-type="string">
            <text:p>Japón</text:p>
          </table:table-cell>
          <table:table-cell table:style-name="ce2" office:value-type="string" calcext:value-type="string">
            <text:p>Colombia</text:p>
          </table:table-cell>
          <table:table-cell table:style-name="ce10" office:value-type="string" calcext:value-type="string">
            <text:p>C</text:p>
          </table:table-cell>
          <table:table-cell table:style-name="ce10"/>
          <table:table-cell table:style-name="ce1" table:formula="of:=DATEVALUE(CONCATENATE([.L18];&quot;-2014 &quot;)) + TIMEVALUE(CONCATENATE([.M18]; &quot;:00&quot;))" office:value-type="date" office:date-value="2014-06-24T17:00:00" calcext:value-type="date">
            <text:p>2014-06-24 17:00:00</text:p>
          </table:table-cell>
          <table:table-cell table:number-columns-repeated="8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[.B18]" office:value-type="string" office:string-value="Mundial Brasil 2014" calcext:value-type="string">
            <text:p>Mundial Brasil 2014</text:p>
          </table:table-cell>
          <table:table-cell table:style-name="ce1" table:formula="of:=DATEVALUE(CONCATENATE([.L19];&quot;-2014 &quot;)) + TIMEVALUE(CONCATENATE([.M19]; &quot;:00&quot;))" office:value-type="date" office:date-value="2014-06-24T17:00:00" calcext:value-type="date">
            <text:p>2014-06-24 17:00:00</text:p>
          </table:table-cell>
          <table:table-cell table:style-name="ce2" table:formula="of:=VLOOKUP([.O19];teams_references;2; 0)" office:value-type="string" office:string-value="GRE" calcext:value-type="string">
            <text:p>GRE</text:p>
          </table:table-cell>
          <table:table-cell table:style-name="ce2" table:formula="of:=VLOOKUP([.P19];teams_references;2; 0)" office:value-type="string" office:string-value="CIV" calcext:value-type="string">
            <text:p>CIV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taleza</text:p>
          </table:table-cell>
          <table:table-cell/>
          <table:table-cell table:style-name="ce4" office:value-type="string" calcext:value-type="string">
            <text:p>24-Jun</text:p>
          </table:table-cell>
          <table:table-cell table:style-name="ce8" office:value-type="string" calcext:value-type="string">
            <text:p>17:00</text:p>
          </table:table-cell>
          <table:table-cell table:style-name="ce2" office:value-type="string" calcext:value-type="string">
            <text:p>Fortaleza</text:p>
          </table:table-cell>
          <table:table-cell table:style-name="ce2" office:value-type="string" calcext:value-type="string">
            <text:p>Grecia</text:p>
          </table:table-cell>
          <table:table-cell table:style-name="ce2" office:value-type="string" calcext:value-type="string">
            <text:p>Costa de Marfil</text:p>
          </table:table-cell>
          <table:table-cell table:style-name="ce10" office:value-type="string" calcext:value-type="string">
            <text:p>C</text:p>
          </table:table-cell>
          <table:table-cell table:style-name="ce10"/>
          <table:table-cell table:style-name="ce1" table:formula="of:=DATEVALUE(CONCATENATE([.L19];&quot;-2014 &quot;)) + TIMEVALUE(CONCATENATE([.M19]; &quot;:00&quot;))" office:value-type="date" office:date-value="2014-06-24T17:00:00" calcext:value-type="date">
            <text:p>2014-06-24 17:00:00</text:p>
          </table:table-cell>
          <table:table-cell table:number-columns-repeated="8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[.B19]" office:value-type="string" office:string-value="Mundial Brasil 2014" calcext:value-type="string">
            <text:p>Mundial Brasil 2014</text:p>
          </table:table-cell>
          <table:table-cell table:style-name="ce1" table:formula="of:=DATEVALUE(CONCATENATE([.L20];&quot;-2014 &quot;)) + TIMEVALUE(CONCATENATE([.M20]; &quot;:00&quot;))" office:value-type="date" office:date-value="2014-06-14T16:00:00" calcext:value-type="date">
            <text:p>2014-06-14 16:00:00</text:p>
          </table:table-cell>
          <table:table-cell table:style-name="ce2" table:formula="of:=VLOOKUP([.O20];teams_references;2; 0)" office:value-type="string" office:string-value="URU" calcext:value-type="string">
            <text:p>URU</text:p>
          </table:table-cell>
          <table:table-cell table:style-name="ce2" table:formula="of:=VLOOKUP([.P20];teams_references;2; 0)" office:value-type="string" office:string-value="CRC" calcext:value-type="string">
            <text:p>CR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taleza</text:p>
          </table:table-cell>
          <table:table-cell/>
          <table:table-cell table:style-name="ce4" office:value-type="string" calcext:value-type="string">
            <text:p>14-Jun</text:p>
          </table:table-cell>
          <table:table-cell table:style-name="ce8" office:value-type="string" calcext:value-type="string">
            <text:p>16:00</text:p>
          </table:table-cell>
          <table:table-cell table:style-name="ce2" office:value-type="string" calcext:value-type="string">
            <text:p>Fortaleza</text:p>
          </table:table-cell>
          <table:table-cell table:style-name="ce2" office:value-type="string" calcext:value-type="string">
            <text:p>Uruguay</text:p>
          </table:table-cell>
          <table:table-cell table:style-name="ce2" office:value-type="string" calcext:value-type="string">
            <text:p>Costa Rica</text:p>
          </table:table-cell>
          <table:table-cell table:style-name="ce10" office:value-type="string" calcext:value-type="string">
            <text:p>D</text:p>
          </table:table-cell>
          <table:table-cell table:style-name="ce10"/>
          <table:table-cell table:style-name="ce1" table:formula="of:=DATEVALUE(CONCATENATE([.L20];&quot;-2014 &quot;)) + TIMEVALUE(CONCATENATE([.M20]; &quot;:00&quot;))" office:value-type="date" office:date-value="2014-06-14T16:00:00" calcext:value-type="date">
            <text:p>2014-06-14 16:00:00</text:p>
          </table:table-cell>
          <table:table-cell table:number-columns-repeated="8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[.B20]" office:value-type="string" office:string-value="Mundial Brasil 2014" calcext:value-type="string">
            <text:p>Mundial Brasil 2014</text:p>
          </table:table-cell>
          <table:table-cell table:style-name="ce1" table:formula="of:=DATEVALUE(CONCATENATE([.L21];&quot;-2014 &quot;)) + TIMEVALUE(CONCATENATE([.M21]; &quot;:00&quot;))" office:value-type="date" office:date-value="2014-06-14T18:00:00" calcext:value-type="date">
            <text:p>2014-06-14 18:00:00</text:p>
          </table:table-cell>
          <table:table-cell table:style-name="ce2" table:formula="of:=VLOOKUP([.O21];teams_references;2; 0)" office:value-type="string" office:string-value="ENG" calcext:value-type="string">
            <text:p>ENG</text:p>
          </table:table-cell>
          <table:table-cell table:style-name="ce2" table:formula="of:=VLOOKUP([.P21];teams_references;2; 0)" office:value-type="string" office:string-value="ITA" calcext:value-type="string">
            <text:p>IT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naos</text:p>
          </table:table-cell>
          <table:table-cell/>
          <table:table-cell table:style-name="ce4" office:value-type="string" calcext:value-type="string">
            <text:p>14-Jun</text:p>
          </table:table-cell>
          <table:table-cell table:style-name="ce8" office:value-type="string" calcext:value-type="string">
            <text:p>18:00</text:p>
          </table:table-cell>
          <table:table-cell table:style-name="ce2" office:value-type="string" calcext:value-type="string">
            <text:p>Manaos</text:p>
          </table:table-cell>
          <table:table-cell table:style-name="ce2" office:value-type="string" calcext:value-type="string">
            <text:p>Inglaterra</text:p>
          </table:table-cell>
          <table:table-cell table:style-name="ce2" office:value-type="string" calcext:value-type="string">
            <text:p>Italia</text:p>
          </table:table-cell>
          <table:table-cell table:style-name="ce10" office:value-type="string" calcext:value-type="string">
            <text:p>D</text:p>
          </table:table-cell>
          <table:table-cell table:style-name="ce10"/>
          <table:table-cell table:style-name="ce1" table:formula="of:=DATEVALUE(CONCATENATE([.L21];&quot;-2014 &quot;)) + TIMEVALUE(CONCATENATE([.M21]; &quot;:00&quot;))" office:value-type="date" office:date-value="2014-06-14T18:00:00" calcext:value-type="date">
            <text:p>2014-06-14 18:00:00</text:p>
          </table:table-cell>
          <table:table-cell table:number-columns-repeated="8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[.B21]" office:value-type="string" office:string-value="Mundial Brasil 2014" calcext:value-type="string">
            <text:p>Mundial Brasil 2014</text:p>
          </table:table-cell>
          <table:table-cell table:style-name="ce1" table:formula="of:=DATEVALUE(CONCATENATE([.L22];&quot;-2014 &quot;)) + TIMEVALUE(CONCATENATE([.M22]; &quot;:00&quot;))" office:value-type="date" office:date-value="2014-06-19T16:00:00" calcext:value-type="date">
            <text:p>2014-06-19 16:00:00</text:p>
          </table:table-cell>
          <table:table-cell table:style-name="ce2" table:formula="of:=VLOOKUP([.O22];teams_references;2; 0)" office:value-type="string" office:string-value="URU" calcext:value-type="string">
            <text:p>URU</text:p>
          </table:table-cell>
          <table:table-cell table:style-name="ce2" table:formula="of:=VLOOKUP([.P22];teams_references;2; 0)" office:value-type="string" office:string-value="ENG" calcext:value-type="string">
            <text:p>E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Sao Paulo</text:p>
          </table:table-cell>
          <table:table-cell/>
          <table:table-cell table:style-name="ce4" office:value-type="string" calcext:value-type="string">
            <text:p>19-Jun</text:p>
          </table:table-cell>
          <table:table-cell table:style-name="ce8" office:value-type="string" calcext:value-type="string">
            <text:p>16:00</text:p>
          </table:table-cell>
          <table:table-cell table:style-name="ce2" office:value-type="string" calcext:value-type="string">
            <text:p>Sao Paulo</text:p>
          </table:table-cell>
          <table:table-cell table:style-name="ce2" office:value-type="string" calcext:value-type="string">
            <text:p>Uruguay</text:p>
          </table:table-cell>
          <table:table-cell table:style-name="ce2" office:value-type="string" calcext:value-type="string">
            <text:p>Inglaterra</text:p>
          </table:table-cell>
          <table:table-cell table:style-name="ce10" office:value-type="string" calcext:value-type="string">
            <text:p>D</text:p>
          </table:table-cell>
          <table:table-cell table:style-name="ce10"/>
          <table:table-cell table:style-name="ce1" table:formula="of:=DATEVALUE(CONCATENATE([.L22];&quot;-2014 &quot;)) + TIMEVALUE(CONCATENATE([.M22]; &quot;:00&quot;))" office:value-type="date" office:date-value="2014-06-19T16:00:00" calcext:value-type="date">
            <text:p>2014-06-19 16:00:00</text:p>
          </table:table-cell>
          <table:table-cell table:number-columns-repeated="8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[.B22]" office:value-type="string" office:string-value="Mundial Brasil 2014" calcext:value-type="string">
            <text:p>Mundial Brasil 2014</text:p>
          </table:table-cell>
          <table:table-cell table:style-name="ce1" table:formula="of:=DATEVALUE(CONCATENATE([.L23];&quot;-2014 &quot;)) + TIMEVALUE(CONCATENATE([.M23]; &quot;:00&quot;))" office:value-type="date" office:date-value="2014-06-20T13:00:00" calcext:value-type="date">
            <text:p>2014-06-20 13:00:00</text:p>
          </table:table-cell>
          <table:table-cell table:style-name="ce2" table:formula="of:=VLOOKUP([.O23];teams_references;2; 0)" office:value-type="string" office:string-value="ITA" calcext:value-type="string">
            <text:p>ITA</text:p>
          </table:table-cell>
          <table:table-cell table:style-name="ce2" table:formula="of:=VLOOKUP([.P23];teams_references;2; 0)" office:value-type="string" office:string-value="CRC" calcext:value-type="string">
            <text:p>CRC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Recife</text:p>
          </table:table-cell>
          <table:table-cell/>
          <table:table-cell table:style-name="ce4" office:value-type="string" calcext:value-type="string">
            <text:p>20-Jun</text:p>
          </table:table-cell>
          <table:table-cell table:style-name="ce8" office:value-type="string" calcext:value-type="string">
            <text:p>13:00</text:p>
          </table:table-cell>
          <table:table-cell table:style-name="ce2" office:value-type="string" calcext:value-type="string">
            <text:p>Recife</text:p>
          </table:table-cell>
          <table:table-cell table:style-name="ce2" office:value-type="string" calcext:value-type="string">
            <text:p>Italia</text:p>
          </table:table-cell>
          <table:table-cell table:style-name="ce2" office:value-type="string" calcext:value-type="string">
            <text:p>Costa Rica</text:p>
          </table:table-cell>
          <table:table-cell table:style-name="ce10" office:value-type="string" calcext:value-type="string">
            <text:p>D</text:p>
          </table:table-cell>
          <table:table-cell table:style-name="ce10"/>
          <table:table-cell table:style-name="ce1" table:formula="of:=DATEVALUE(CONCATENATE([.L23];&quot;-2014 &quot;)) + TIMEVALUE(CONCATENATE([.M23]; &quot;:00&quot;))" office:value-type="date" office:date-value="2014-06-20T13:00:00" calcext:value-type="date">
            <text:p>2014-06-20 13:00:00</text:p>
          </table:table-cell>
          <table:table-cell table:number-columns-repeated="8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[.B23]" office:value-type="string" office:string-value="Mundial Brasil 2014" calcext:value-type="string">
            <text:p>Mundial Brasil 2014</text:p>
          </table:table-cell>
          <table:table-cell table:style-name="ce1" table:formula="of:=DATEVALUE(CONCATENATE([.L24];&quot;-2014 &quot;)) + TIMEVALUE(CONCATENATE([.M24]; &quot;:00&quot;))" office:value-type="date" office:date-value="2014-06-24T13:00:00" calcext:value-type="date">
            <text:p>2014-06-24 13:00:00</text:p>
          </table:table-cell>
          <table:table-cell table:style-name="ce2" table:formula="of:=VLOOKUP([.O24];teams_references;2; 0)" office:value-type="string" office:string-value="ITA" calcext:value-type="string">
            <text:p>ITA</text:p>
          </table:table-cell>
          <table:table-cell table:style-name="ce2" table:formula="of:=VLOOKUP([.P24];teams_references;2; 0)" office:value-type="string" office:string-value="URU" calcext:value-type="string">
            <text:p>URU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atal</text:p>
          </table:table-cell>
          <table:table-cell/>
          <table:table-cell table:style-name="ce4" office:value-type="string" calcext:value-type="string">
            <text:p>24-Jun</text:p>
          </table:table-cell>
          <table:table-cell table:style-name="ce8" office:value-type="string" calcext:value-type="string">
            <text:p>13:00</text:p>
          </table:table-cell>
          <table:table-cell table:style-name="ce2" office:value-type="string" calcext:value-type="string">
            <text:p>Natal</text:p>
          </table:table-cell>
          <table:table-cell table:style-name="ce2" office:value-type="string" calcext:value-type="string">
            <text:p>Italia</text:p>
          </table:table-cell>
          <table:table-cell table:style-name="ce2" office:value-type="string" calcext:value-type="string">
            <text:p>Uruguay</text:p>
          </table:table-cell>
          <table:table-cell table:style-name="ce10" office:value-type="string" calcext:value-type="string">
            <text:p>D</text:p>
          </table:table-cell>
          <table:table-cell table:style-name="ce10"/>
          <table:table-cell table:style-name="ce1" table:formula="of:=DATEVALUE(CONCATENATE([.L24];&quot;-2014 &quot;)) + TIMEVALUE(CONCATENATE([.M24]; &quot;:00&quot;))" office:value-type="date" office:date-value="2014-06-24T13:00:00" calcext:value-type="date">
            <text:p>2014-06-24 13:00:00</text:p>
          </table:table-cell>
          <table:table-cell table:number-columns-repeated="8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[.B24]" office:value-type="string" office:string-value="Mundial Brasil 2014" calcext:value-type="string">
            <text:p>Mundial Brasil 2014</text:p>
          </table:table-cell>
          <table:table-cell table:style-name="ce1" table:formula="of:=DATEVALUE(CONCATENATE([.L25];&quot;-2014 &quot;)) + TIMEVALUE(CONCATENATE([.M25]; &quot;:00&quot;))" office:value-type="date" office:date-value="2014-06-24T13:00:00" calcext:value-type="date">
            <text:p>2014-06-24 13:00:00</text:p>
          </table:table-cell>
          <table:table-cell table:style-name="ce2" table:formula="of:=VLOOKUP([.O25];teams_references;2; 0)" office:value-type="string" office:string-value="CRC" calcext:value-type="string">
            <text:p>CRC</text:p>
          </table:table-cell>
          <table:table-cell table:style-name="ce2" table:formula="of:=VLOOKUP([.P25];teams_references;2; 0)" office:value-type="string" office:string-value="ENG" calcext:value-type="string">
            <text:p>E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Belo Horizonte</text:p>
          </table:table-cell>
          <table:table-cell/>
          <table:table-cell table:style-name="ce4" office:value-type="string" calcext:value-type="string">
            <text:p>24-Jun</text:p>
          </table:table-cell>
          <table:table-cell table:style-name="ce8" office:value-type="string" calcext:value-type="string">
            <text:p>13:0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Costa Rica</text:p>
          </table:table-cell>
          <table:table-cell table:style-name="ce2" office:value-type="string" calcext:value-type="string">
            <text:p>Inglaterra</text:p>
          </table:table-cell>
          <table:table-cell table:style-name="ce10" office:value-type="string" calcext:value-type="string">
            <text:p>D</text:p>
          </table:table-cell>
          <table:table-cell table:style-name="ce10"/>
          <table:table-cell table:style-name="ce1" table:formula="of:=DATEVALUE(CONCATENATE([.L25];&quot;-2014 &quot;)) + TIMEVALUE(CONCATENATE([.M25]; &quot;:00&quot;))" office:value-type="date" office:date-value="2014-06-24T13:00:00" calcext:value-type="date">
            <text:p>2014-06-24 13:00:00</text:p>
          </table:table-cell>
          <table:table-cell table:number-columns-repeated="8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[.B25]" office:value-type="string" office:string-value="Mundial Brasil 2014" calcext:value-type="string">
            <text:p>Mundial Brasil 2014</text:p>
          </table:table-cell>
          <table:table-cell table:style-name="ce1" table:formula="of:=DATEVALUE(CONCATENATE([.L26];&quot;-2014 &quot;)) + TIMEVALUE(CONCATENATE([.M26]; &quot;:00&quot;))" office:value-type="date" office:date-value="2014-06-15T13:00:00" calcext:value-type="date">
            <text:p>2014-06-15 13:00:00</text:p>
          </table:table-cell>
          <table:table-cell table:style-name="ce2" table:formula="of:=VLOOKUP([.O26];teams_references;2; 0)" office:value-type="string" office:string-value="SUI" calcext:value-type="string">
            <text:p>SUI</text:p>
          </table:table-cell>
          <table:table-cell table:style-name="ce2" table:formula="of:=VLOOKUP([.P26];teams_references;2; 0)" office:value-type="string" office:string-value="ECU" calcext:value-type="string">
            <text:p>EC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Brasilia</text:p>
          </table:table-cell>
          <table:table-cell/>
          <table:table-cell table:style-name="ce4" office:value-type="string" calcext:value-type="string">
            <text:p>15-Jun</text:p>
          </table:table-cell>
          <table:table-cell table:style-name="ce8" office:value-type="string" calcext:value-type="string">
            <text:p>13:00</text:p>
          </table:table-cell>
          <table:table-cell table:style-name="ce2" office:value-type="string" calcext:value-type="string">
            <text:p>Brasilia</text:p>
          </table:table-cell>
          <table:table-cell table:style-name="ce2" office:value-type="string" calcext:value-type="string">
            <text:p>Suiza</text:p>
          </table:table-cell>
          <table:table-cell table:style-name="ce2" office:value-type="string" calcext:value-type="string">
            <text:p>Ecuador</text:p>
          </table:table-cell>
          <table:table-cell table:style-name="ce10" office:value-type="string" calcext:value-type="string">
            <text:p>E</text:p>
          </table:table-cell>
          <table:table-cell table:style-name="ce10"/>
          <table:table-cell table:style-name="ce1" table:formula="of:=DATEVALUE(CONCATENATE([.L26];&quot;-2014 &quot;)) + TIMEVALUE(CONCATENATE([.M26]; &quot;:00&quot;))" office:value-type="date" office:date-value="2014-06-15T13:00:00" calcext:value-type="date">
            <text:p>2014-06-15 13:00:00</text:p>
          </table:table-cell>
          <table:table-cell table:number-columns-repeated="8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[.B26]" office:value-type="string" office:string-value="Mundial Brasil 2014" calcext:value-type="string">
            <text:p>Mundial Brasil 2014</text:p>
          </table:table-cell>
          <table:table-cell table:style-name="ce1" table:formula="of:=DATEVALUE(CONCATENATE([.L27];&quot;-2014 &quot;)) + TIMEVALUE(CONCATENATE([.M27]; &quot;:00&quot;))" office:value-type="date" office:date-value="2014-06-15T16:00:00" calcext:value-type="date">
            <text:p>2014-06-15 16:00:00</text:p>
          </table:table-cell>
          <table:table-cell table:style-name="ce2" table:formula="of:=VLOOKUP([.O27];teams_references;2; 0)" office:value-type="string" office:string-value="FRA" calcext:value-type="string">
            <text:p>FRA</text:p>
          </table:table-cell>
          <table:table-cell table:style-name="ce2" table:formula="of:=VLOOKUP([.P27];teams_references;2; 0)" office:value-type="string" office:string-value="HON" calcext:value-type="string">
            <text:p>H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orto Alegre</text:p>
          </table:table-cell>
          <table:table-cell/>
          <table:table-cell table:style-name="ce4" office:value-type="string" calcext:value-type="string">
            <text:p>15-Jun</text:p>
          </table:table-cell>
          <table:table-cell table:style-name="ce8" office:value-type="string" calcext:value-type="string">
            <text:p>16:00</text:p>
          </table:table-cell>
          <table:table-cell table:style-name="ce2" office:value-type="string" calcext:value-type="string">
            <text:p>Porto Alegre</text:p>
          </table:table-cell>
          <table:table-cell table:style-name="ce2" office:value-type="string" calcext:value-type="string">
            <text:p>Francia</text:p>
          </table:table-cell>
          <table:table-cell table:style-name="ce2" office:value-type="string" calcext:value-type="string">
            <text:p>Honduras</text:p>
          </table:table-cell>
          <table:table-cell table:style-name="ce10" office:value-type="string" calcext:value-type="string">
            <text:p>E</text:p>
          </table:table-cell>
          <table:table-cell table:style-name="ce10"/>
          <table:table-cell table:style-name="ce1" table:formula="of:=DATEVALUE(CONCATENATE([.L27];&quot;-2014 &quot;)) + TIMEVALUE(CONCATENATE([.M27]; &quot;:00&quot;))" office:value-type="date" office:date-value="2014-06-15T16:00:00" calcext:value-type="date">
            <text:p>2014-06-15 16:00:00</text:p>
          </table:table-cell>
          <table:table-cell table:number-columns-repeated="8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[.B27]" office:value-type="string" office:string-value="Mundial Brasil 2014" calcext:value-type="string">
            <text:p>Mundial Brasil 2014</text:p>
          </table:table-cell>
          <table:table-cell table:style-name="ce1" table:formula="of:=DATEVALUE(CONCATENATE([.L28];&quot;-2014 &quot;)) + TIMEVALUE(CONCATENATE([.M28]; &quot;:00&quot;))" office:value-type="date" office:date-value="2014-06-20T16:00:00" calcext:value-type="date">
            <text:p>2014-06-20 16:00:00</text:p>
          </table:table-cell>
          <table:table-cell table:style-name="ce2" table:formula="of:=VLOOKUP([.O28];teams_references;2; 0)" office:value-type="string" office:string-value="SUI" calcext:value-type="string">
            <text:p>SUI</text:p>
          </table:table-cell>
          <table:table-cell table:style-name="ce2" table:formula="of:=VLOOKUP([.P28];teams_references;2; 0)" office:value-type="string" office:string-value="FRA" calcext:value-type="string">
            <text:p>FR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Salvador</text:p>
          </table:table-cell>
          <table:table-cell/>
          <table:table-cell table:style-name="ce4" office:value-type="string" calcext:value-type="string">
            <text:p>20-Jun</text:p>
          </table:table-cell>
          <table:table-cell table:style-name="ce8" office:value-type="string" calcext:value-type="string">
            <text:p>16:00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Suiza</text:p>
          </table:table-cell>
          <table:table-cell table:style-name="ce2" office:value-type="string" calcext:value-type="string">
            <text:p>Francia</text:p>
          </table:table-cell>
          <table:table-cell table:style-name="ce10" office:value-type="string" calcext:value-type="string">
            <text:p>E</text:p>
          </table:table-cell>
          <table:table-cell table:style-name="ce10"/>
          <table:table-cell table:style-name="ce1" table:formula="of:=DATEVALUE(CONCATENATE([.L28];&quot;-2014 &quot;)) + TIMEVALUE(CONCATENATE([.M28]; &quot;:00&quot;))" office:value-type="date" office:date-value="2014-06-20T16:00:00" calcext:value-type="date">
            <text:p>2014-06-20 16:00:00</text:p>
          </table:table-cell>
          <table:table-cell table:number-columns-repeated="8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[.B28]" office:value-type="string" office:string-value="Mundial Brasil 2014" calcext:value-type="string">
            <text:p>Mundial Brasil 2014</text:p>
          </table:table-cell>
          <table:table-cell table:style-name="ce1" table:formula="of:=DATEVALUE(CONCATENATE([.L29];&quot;-2014 &quot;)) + TIMEVALUE(CONCATENATE([.M29]; &quot;:00&quot;))" office:value-type="date" office:date-value="2014-06-20T19:00:00" calcext:value-type="date">
            <text:p>2014-06-20 19:00:00</text:p>
          </table:table-cell>
          <table:table-cell table:style-name="ce2" table:formula="of:=VLOOKUP([.O29];teams_references;2; 0)" office:value-type="string" office:string-value="HON" calcext:value-type="string">
            <text:p>HON</text:p>
          </table:table-cell>
          <table:table-cell table:style-name="ce2" table:formula="of:=VLOOKUP([.P29];teams_references;2; 0)" office:value-type="string" office:string-value="ECU" calcext:value-type="string">
            <text:p>EC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uritiba</text:p>
          </table:table-cell>
          <table:table-cell/>
          <table:table-cell table:style-name="ce4" office:value-type="string" calcext:value-type="string">
            <text:p>20-Jun</text:p>
          </table:table-cell>
          <table:table-cell table:style-name="ce8" office:value-type="string" calcext:value-type="string">
            <text:p>19:00</text:p>
          </table:table-cell>
          <table:table-cell table:style-name="ce2" office:value-type="string" calcext:value-type="string">
            <text:p>Curitiba</text:p>
          </table:table-cell>
          <table:table-cell table:style-name="ce2" office:value-type="string" calcext:value-type="string">
            <text:p>Honduras</text:p>
          </table:table-cell>
          <table:table-cell table:style-name="ce2" office:value-type="string" calcext:value-type="string">
            <text:p>Ecuador</text:p>
          </table:table-cell>
          <table:table-cell table:style-name="ce10" office:value-type="string" calcext:value-type="string">
            <text:p>E</text:p>
          </table:table-cell>
          <table:table-cell table:style-name="ce10"/>
          <table:table-cell table:style-name="ce1" table:formula="of:=DATEVALUE(CONCATENATE([.L29];&quot;-2014 &quot;)) + TIMEVALUE(CONCATENATE([.M29]; &quot;:00&quot;))" office:value-type="date" office:date-value="2014-06-20T19:00:00" calcext:value-type="date">
            <text:p>2014-06-20 19:00:00</text:p>
          </table:table-cell>
          <table:table-cell table:number-columns-repeated="8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formula="of:=[.B29]" office:value-type="string" office:string-value="Mundial Brasil 2014" calcext:value-type="string">
            <text:p>Mundial Brasil 2014</text:p>
          </table:table-cell>
          <table:table-cell table:style-name="ce1" table:formula="of:=DATEVALUE(CONCATENATE([.L30];&quot;-2014 &quot;)) + TIMEVALUE(CONCATENATE([.M30]; &quot;:00&quot;))" office:value-type="date" office:date-value="2014-06-25T17:00:00" calcext:value-type="date">
            <text:p>2014-06-25 17:00:00</text:p>
          </table:table-cell>
          <table:table-cell table:style-name="ce2" table:formula="of:=VLOOKUP([.O30];teams_references;2; 0)" office:value-type="string" office:string-value="HON" calcext:value-type="string">
            <text:p>HON</text:p>
          </table:table-cell>
          <table:table-cell table:style-name="ce2" table:formula="of:=VLOOKUP([.P30];teams_references;2; 0)" office:value-type="string" office:string-value="SUI" calcext:value-type="string">
            <text:p>SUI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naus</text:p>
          </table:table-cell>
          <table:table-cell/>
          <table:table-cell table:style-name="ce4" office:value-type="string" calcext:value-type="string">
            <text:p>25-Jun</text:p>
          </table:table-cell>
          <table:table-cell table:style-name="ce8" office:value-type="string" calcext:value-type="string">
            <text:p>17:00</text:p>
          </table:table-cell>
          <table:table-cell table:style-name="ce2" office:value-type="string" calcext:value-type="string">
            <text:p>Manaus</text:p>
          </table:table-cell>
          <table:table-cell table:style-name="ce2" office:value-type="string" calcext:value-type="string">
            <text:p>Honduras</text:p>
          </table:table-cell>
          <table:table-cell table:style-name="ce2" office:value-type="string" calcext:value-type="string">
            <text:p>Suiza</text:p>
          </table:table-cell>
          <table:table-cell table:style-name="ce10" office:value-type="string" calcext:value-type="string">
            <text:p>E</text:p>
          </table:table-cell>
          <table:table-cell table:style-name="ce10"/>
          <table:table-cell table:style-name="ce1" table:formula="of:=DATEVALUE(CONCATENATE([.L30];&quot;-2014 &quot;)) + TIMEVALUE(CONCATENATE([.M30]; &quot;:00&quot;))" office:value-type="date" office:date-value="2014-06-25T17:00:00" calcext:value-type="date">
            <text:p>2014-06-25 17:00:00</text:p>
          </table:table-cell>
          <table:table-cell table:number-columns-repeated="8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formula="of:=[.B30]" office:value-type="string" office:string-value="Mundial Brasil 2014" calcext:value-type="string">
            <text:p>Mundial Brasil 2014</text:p>
          </table:table-cell>
          <table:table-cell table:style-name="ce1" table:formula="of:=DATEVALUE(CONCATENATE([.L31];&quot;-2014 &quot;)) + TIMEVALUE(CONCATENATE([.M31]; &quot;:00&quot;))" office:value-type="date" office:date-value="2014-06-25T17:00:00" calcext:value-type="date">
            <text:p>2014-06-25 17:00:00</text:p>
          </table:table-cell>
          <table:table-cell table:style-name="ce2" table:formula="of:=VLOOKUP([.O31];teams_references;2; 0)" office:value-type="string" office:string-value="ECU" calcext:value-type="string">
            <text:p>ECU</text:p>
          </table:table-cell>
          <table:table-cell table:style-name="ce2" table:formula="of:=VLOOKUP([.P31];teams_references;2; 0)" office:value-type="string" office:string-value="FRA" calcext:value-type="string">
            <text:p>FR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Rio de Janeiro</text:p>
          </table:table-cell>
          <table:table-cell/>
          <table:table-cell table:style-name="ce4" office:value-type="string" calcext:value-type="string">
            <text:p>25-Jun</text:p>
          </table:table-cell>
          <table:table-cell table:style-name="ce8" office:value-type="string" calcext:value-type="string">
            <text:p>17:00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Ecuador</text:p>
          </table:table-cell>
          <table:table-cell table:style-name="ce2" office:value-type="string" calcext:value-type="string">
            <text:p>Francia</text:p>
          </table:table-cell>
          <table:table-cell table:style-name="ce10" office:value-type="string" calcext:value-type="string">
            <text:p>E</text:p>
          </table:table-cell>
          <table:table-cell table:style-name="ce10"/>
          <table:table-cell table:style-name="ce1" table:formula="of:=DATEVALUE(CONCATENATE([.L31];&quot;-2014 &quot;)) + TIMEVALUE(CONCATENATE([.M31]; &quot;:00&quot;))" office:value-type="date" office:date-value="2014-06-25T17:00:00" calcext:value-type="date">
            <text:p>2014-06-25 17:00:00</text:p>
          </table:table-cell>
          <table:table-cell table:number-columns-repeated="8"/>
        </table:table-row>
        <table:table-row table:style-name="ro2">
          <table:table-cell table:formula="of:=[.A31]+1" office:value-type="float" office:value="31" calcext:value-type="float">
            <text:p>31</text:p>
          </table:table-cell>
          <table:table-cell table:formula="of:=[.B31]" office:value-type="string" office:string-value="Mundial Brasil 2014" calcext:value-type="string">
            <text:p>Mundial Brasil 2014</text:p>
          </table:table-cell>
          <table:table-cell table:style-name="ce1" table:formula="of:=DATEVALUE(CONCATENATE([.L32];&quot;-2014 &quot;)) + TIMEVALUE(CONCATENATE([.M32]; &quot;:00&quot;))" office:value-type="date" office:date-value="2014-06-15T19:00:00" calcext:value-type="date">
            <text:p>2014-06-15 19:00:00</text:p>
          </table:table-cell>
          <table:table-cell table:style-name="ce2" table:formula="of:=VLOOKUP([.O32];teams_references;2; 0)" office:value-type="string" office:string-value="ARG" calcext:value-type="string">
            <text:p>ARG</text:p>
          </table:table-cell>
          <table:table-cell table:style-name="ce2" table:formula="of:=VLOOKUP([.P32];teams_references;2; 0)" office:value-type="string" office:string-value="BIH" calcext:value-type="string">
            <text:p>BI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Rio de Janeiro</text:p>
          </table:table-cell>
          <table:table-cell/>
          <table:table-cell table:style-name="ce4" office:value-type="string" calcext:value-type="string">
            <text:p>15-Jun</text:p>
          </table:table-cell>
          <table:table-cell table:style-name="ce8" office:value-type="string" calcext:value-type="string">
            <text:p>19:00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Bosnia y Herzegovina</text:p>
          </table:table-cell>
          <table:table-cell table:style-name="ce10" office:value-type="string" calcext:value-type="string">
            <text:p>F</text:p>
          </table:table-cell>
          <table:table-cell table:style-name="ce10"/>
          <table:table-cell table:style-name="ce1" table:formula="of:=DATEVALUE(CONCATENATE([.L32];&quot;-2014 &quot;)) + TIMEVALUE(CONCATENATE([.M32]; &quot;:00&quot;))" office:value-type="date" office:date-value="2014-06-15T19:00:00" calcext:value-type="date">
            <text:p>2014-06-15 19:00:00</text:p>
          </table:table-cell>
          <table:table-cell table:number-columns-repeated="8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formula="of:=[.B32]" office:value-type="string" office:string-value="Mundial Brasil 2014" calcext:value-type="string">
            <text:p>Mundial Brasil 2014</text:p>
          </table:table-cell>
          <table:table-cell table:style-name="ce1" table:formula="of:=DATEVALUE(CONCATENATE([.L33];&quot;-2014 &quot;)) + TIMEVALUE(CONCATENATE([.M33]; &quot;:00&quot;))" office:value-type="date" office:date-value="2014-06-16T16:00:00" calcext:value-type="date">
            <text:p>2014-06-16 16:00:00</text:p>
          </table:table-cell>
          <table:table-cell table:style-name="ce2" table:formula="of:=VLOOKUP([.O33];teams_references;2; 0)" office:value-type="string" office:string-value="IRN" calcext:value-type="string">
            <text:p>IRN</text:p>
          </table:table-cell>
          <table:table-cell table:style-name="ce2" table:formula="of:=VLOOKUP([.P33];teams_references;2; 0)" office:value-type="string" office:string-value="NIG" calcext:value-type="string">
            <text:p>NI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uritiba</text:p>
          </table:table-cell>
          <table:table-cell/>
          <table:table-cell table:style-name="ce4" office:value-type="string" calcext:value-type="string">
            <text:p>16-Jun</text:p>
          </table:table-cell>
          <table:table-cell table:style-name="ce8" office:value-type="string" calcext:value-type="string">
            <text:p>16:00</text:p>
          </table:table-cell>
          <table:table-cell table:style-name="ce2" office:value-type="string" calcext:value-type="string">
            <text:p>Curitiba</text:p>
          </table:table-cell>
          <table:table-cell table:style-name="ce2" office:value-type="string" calcext:value-type="string">
            <text:p>Irán</text:p>
          </table:table-cell>
          <table:table-cell table:style-name="ce2" office:value-type="string" calcext:value-type="string">
            <text:p>Nigeria</text:p>
          </table:table-cell>
          <table:table-cell table:style-name="ce10" office:value-type="string" calcext:value-type="string">
            <text:p>F</text:p>
          </table:table-cell>
          <table:table-cell table:style-name="ce10"/>
          <table:table-cell table:style-name="ce1" table:formula="of:=DATEVALUE(CONCATENATE([.L33];&quot;-2014 &quot;)) + TIMEVALUE(CONCATENATE([.M33]; &quot;:00&quot;))" office:value-type="date" office:date-value="2014-06-16T16:00:00" calcext:value-type="date">
            <text:p>2014-06-16 16:00:00</text:p>
          </table:table-cell>
          <table:table-cell table:number-columns-repeated="8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formula="of:=[.B33]" office:value-type="string" office:string-value="Mundial Brasil 2014" calcext:value-type="string">
            <text:p>Mundial Brasil 2014</text:p>
          </table:table-cell>
          <table:table-cell table:style-name="ce1" table:formula="of:=DATEVALUE(CONCATENATE([.L34];&quot;-2014 &quot;)) + TIMEVALUE(CONCATENATE([.M34]; &quot;:00&quot;))" office:value-type="date" office:date-value="2014-06-21T13:00:00" calcext:value-type="date">
            <text:p>2014-06-21 13:00:00</text:p>
          </table:table-cell>
          <table:table-cell table:style-name="ce2" table:formula="of:=VLOOKUP([.O34];teams_references;2; 0)" office:value-type="string" office:string-value="ARG" calcext:value-type="string">
            <text:p>ARG</text:p>
          </table:table-cell>
          <table:table-cell table:style-name="ce2" table:formula="of:=VLOOKUP([.P34];teams_references;2; 0)" office:value-type="string" office:string-value="IRN" calcext:value-type="string">
            <text:p>IR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Belo Horizonte</text:p>
          </table:table-cell>
          <table:table-cell/>
          <table:table-cell table:style-name="ce4" office:value-type="string" calcext:value-type="string">
            <text:p>21-Jun</text:p>
          </table:table-cell>
          <table:table-cell table:style-name="ce8" office:value-type="string" calcext:value-type="string">
            <text:p>13:0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Irán</text:p>
          </table:table-cell>
          <table:table-cell table:style-name="ce10" office:value-type="string" calcext:value-type="string">
            <text:p>F</text:p>
          </table:table-cell>
          <table:table-cell table:style-name="ce10"/>
          <table:table-cell table:style-name="ce1" table:formula="of:=DATEVALUE(CONCATENATE([.L34];&quot;-2014 &quot;)) + TIMEVALUE(CONCATENATE([.M34]; &quot;:00&quot;))" office:value-type="date" office:date-value="2014-06-21T13:00:00" calcext:value-type="date">
            <text:p>2014-06-21 13:00:00</text:p>
          </table:table-cell>
          <table:table-cell table:number-columns-repeated="8"/>
        </table:table-row>
        <table:table-row table:style-name="ro2">
          <table:table-cell table:formula="of:=[.A34]+1" office:value-type="float" office:value="34" calcext:value-type="float">
            <text:p>34</text:p>
          </table:table-cell>
          <table:table-cell table:formula="of:=[.B34]" office:value-type="string" office:string-value="Mundial Brasil 2014" calcext:value-type="string">
            <text:p>Mundial Brasil 2014</text:p>
          </table:table-cell>
          <table:table-cell table:style-name="ce1" table:formula="of:=DATEVALUE(CONCATENATE([.L35];&quot;-2014 &quot;)) + TIMEVALUE(CONCATENATE([.M35]; &quot;:00&quot;))" office:value-type="date" office:date-value="2014-06-21T19:00:00" calcext:value-type="date">
            <text:p>2014-06-21 19:00:00</text:p>
          </table:table-cell>
          <table:table-cell table:style-name="ce2" table:formula="of:=VLOOKUP([.O35];teams_references;2; 0)" office:value-type="string" office:string-value="NIG" calcext:value-type="string">
            <text:p>NIG</text:p>
          </table:table-cell>
          <table:table-cell table:style-name="ce2" table:formula="of:=VLOOKUP([.P35];teams_references;2; 0)" office:value-type="string" office:string-value="BIH" calcext:value-type="string">
            <text:p>BIH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uiaba</text:p>
          </table:table-cell>
          <table:table-cell/>
          <table:table-cell table:style-name="ce4" office:value-type="string" calcext:value-type="string">
            <text:p>21-Jun</text:p>
          </table:table-cell>
          <table:table-cell table:style-name="ce8" office:value-type="string" calcext:value-type="string">
            <text:p>19:00</text:p>
          </table:table-cell>
          <table:table-cell table:style-name="ce2" office:value-type="string" calcext:value-type="string">
            <text:p>Cuiab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Bosnia y Herzegovina</text:p>
          </table:table-cell>
          <table:table-cell table:style-name="ce10" office:value-type="string" calcext:value-type="string">
            <text:p>F</text:p>
          </table:table-cell>
          <table:table-cell table:style-name="ce10"/>
          <table:table-cell table:style-name="ce1" table:formula="of:=DATEVALUE(CONCATENATE([.L35];&quot;-2014 &quot;)) + TIMEVALUE(CONCATENATE([.M35]; &quot;:00&quot;))" office:value-type="date" office:date-value="2014-06-21T19:00:00" calcext:value-type="date">
            <text:p>2014-06-21 19:00:00</text:p>
          </table:table-cell>
          <table:table-cell table:number-columns-repeated="8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formula="of:=[.B35]" office:value-type="string" office:string-value="Mundial Brasil 2014" calcext:value-type="string">
            <text:p>Mundial Brasil 2014</text:p>
          </table:table-cell>
          <table:table-cell table:style-name="ce1" table:formula="of:=DATEVALUE(CONCATENATE([.L36];&quot;-2014 &quot;)) + TIMEVALUE(CONCATENATE([.M36]; &quot;:00&quot;))" office:value-type="date" office:date-value="2014-06-25T13:00:00" calcext:value-type="date">
            <text:p>2014-06-25 13:00:00</text:p>
          </table:table-cell>
          <table:table-cell table:style-name="ce2" table:formula="of:=VLOOKUP([.O36];teams_references;2; 0)" office:value-type="string" office:string-value="NIG" calcext:value-type="string">
            <text:p>NIG</text:p>
          </table:table-cell>
          <table:table-cell table:style-name="ce2" table:formula="of:=VLOOKUP([.P36];teams_references;2; 0)" office:value-type="string" office:string-value="ARG" calcext:value-type="string">
            <text:p>AR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orto Alegre</text:p>
          </table:table-cell>
          <table:table-cell/>
          <table:table-cell table:style-name="ce4" office:value-type="string" calcext:value-type="string">
            <text:p>25-Jun</text:p>
          </table:table-cell>
          <table:table-cell table:style-name="ce8" office:value-type="string" calcext:value-type="string">
            <text:p>13:00</text:p>
          </table:table-cell>
          <table:table-cell table:style-name="ce2" office:value-type="string" calcext:value-type="string">
            <text:p>Porto Alegre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Argentina</text:p>
          </table:table-cell>
          <table:table-cell table:style-name="ce10" office:value-type="string" calcext:value-type="string">
            <text:p>F</text:p>
          </table:table-cell>
          <table:table-cell table:style-name="ce10"/>
          <table:table-cell table:style-name="ce1" table:formula="of:=DATEVALUE(CONCATENATE([.L36];&quot;-2014 &quot;)) + TIMEVALUE(CONCATENATE([.M36]; &quot;:00&quot;))" office:value-type="date" office:date-value="2014-06-25T13:00:00" calcext:value-type="date">
            <text:p>2014-06-25 13:00:00</text:p>
          </table:table-cell>
          <table:table-cell table:number-columns-repeated="8"/>
        </table:table-row>
        <table:table-row table:style-name="ro2">
          <table:table-cell table:formula="of:=[.A36]+1" office:value-type="float" office:value="36" calcext:value-type="float">
            <text:p>36</text:p>
          </table:table-cell>
          <table:table-cell table:formula="of:=[.B36]" office:value-type="string" office:string-value="Mundial Brasil 2014" calcext:value-type="string">
            <text:p>Mundial Brasil 2014</text:p>
          </table:table-cell>
          <table:table-cell table:style-name="ce1" table:formula="of:=DATEVALUE(CONCATENATE([.L37];&quot;-2014 &quot;)) + TIMEVALUE(CONCATENATE([.M37]; &quot;:00&quot;))" office:value-type="date" office:date-value="2014-06-25T13:00:00" calcext:value-type="date">
            <text:p>2014-06-25 13:00:00</text:p>
          </table:table-cell>
          <table:table-cell table:style-name="ce2" table:formula="of:=VLOOKUP([.O37];teams_references;2; 0)" office:value-type="string" office:string-value="BIH" calcext:value-type="string">
            <text:p>BIH</text:p>
          </table:table-cell>
          <table:table-cell table:style-name="ce2" table:formula="of:=VLOOKUP([.P37];teams_references;2; 0)" office:value-type="string" office:string-value="IRN" calcext:value-type="string">
            <text:p>IR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Salvador</text:p>
          </table:table-cell>
          <table:table-cell/>
          <table:table-cell table:style-name="ce4" office:value-type="string" calcext:value-type="string">
            <text:p>25-Jun</text:p>
          </table:table-cell>
          <table:table-cell table:style-name="ce8" office:value-type="string" calcext:value-type="string">
            <text:p>13:00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Bosnia y Herzegovina</text:p>
          </table:table-cell>
          <table:table-cell table:style-name="ce2" office:value-type="string" calcext:value-type="string">
            <text:p>Irán</text:p>
          </table:table-cell>
          <table:table-cell table:style-name="ce10" office:value-type="string" calcext:value-type="string">
            <text:p>F</text:p>
          </table:table-cell>
          <table:table-cell table:style-name="ce10"/>
          <table:table-cell table:style-name="ce1" table:formula="of:=DATEVALUE(CONCATENATE([.L37];&quot;-2014 &quot;)) + TIMEVALUE(CONCATENATE([.M37]; &quot;:00&quot;))" office:value-type="date" office:date-value="2014-06-25T13:00:00" calcext:value-type="date">
            <text:p>2014-06-25 13:00:00</text:p>
          </table:table-cell>
          <table:table-cell table:number-columns-repeated="8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formula="of:=[.B37]" office:value-type="string" office:string-value="Mundial Brasil 2014" calcext:value-type="string">
            <text:p>Mundial Brasil 2014</text:p>
          </table:table-cell>
          <table:table-cell table:style-name="ce1" table:formula="of:=DATEVALUE(CONCATENATE([.L38];&quot;-2014 &quot;)) + TIMEVALUE(CONCATENATE([.M38]; &quot;:00&quot;))" office:value-type="date" office:date-value="2014-06-16T13:00:00" calcext:value-type="date">
            <text:p>2014-06-16 13:00:00</text:p>
          </table:table-cell>
          <table:table-cell table:style-name="ce2" table:formula="of:=VLOOKUP([.O38];teams_references;2; 0)" office:value-type="string" office:string-value="GER" calcext:value-type="string">
            <text:p>GER</text:p>
          </table:table-cell>
          <table:table-cell table:style-name="ce2" table:formula="of:=VLOOKUP([.P38];teams_references;2; 0)" office:value-type="string" office:string-value="POR" calcext:value-type="string">
            <text:p>P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Salvador</text:p>
          </table:table-cell>
          <table:table-cell/>
          <table:table-cell table:style-name="ce4" office:value-type="string" calcext:value-type="string">
            <text:p>16-Jun</text:p>
          </table:table-cell>
          <table:table-cell table:style-name="ce8" office:value-type="string" calcext:value-type="string">
            <text:p>13:00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Alemania</text:p>
          </table:table-cell>
          <table:table-cell table:style-name="ce2" office:value-type="string" calcext:value-type="string">
            <text:p>Portugal</text:p>
          </table:table-cell>
          <table:table-cell table:style-name="ce10" office:value-type="string" calcext:value-type="string">
            <text:p>G</text:p>
          </table:table-cell>
          <table:table-cell table:style-name="ce10"/>
          <table:table-cell table:style-name="ce1" table:formula="of:=DATEVALUE(CONCATENATE([.L38];&quot;-2014 &quot;)) + TIMEVALUE(CONCATENATE([.M38]; &quot;:00&quot;))" office:value-type="date" office:date-value="2014-06-16T13:00:00" calcext:value-type="date">
            <text:p>2014-06-16 13:00:00</text:p>
          </table:table-cell>
          <table:table-cell table:number-columns-repeated="8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formula="of:=[.B38]" office:value-type="string" office:string-value="Mundial Brasil 2014" calcext:value-type="string">
            <text:p>Mundial Brasil 2014</text:p>
          </table:table-cell>
          <table:table-cell table:style-name="ce1" table:formula="of:=DATEVALUE(CONCATENATE([.L39];&quot;-2014 &quot;)) + TIMEVALUE(CONCATENATE([.M39]; &quot;:00&quot;))" office:value-type="date" office:date-value="2014-06-16T19:00:00" calcext:value-type="date">
            <text:p>2014-06-16 19:00:00</text:p>
          </table:table-cell>
          <table:table-cell table:style-name="ce2" table:formula="of:=VLOOKUP([.O39];teams_references;2; 0)" office:value-type="string" office:string-value="GHA" calcext:value-type="string">
            <text:p>GHA</text:p>
          </table:table-cell>
          <table:table-cell table:style-name="ce2" table:formula="of:=VLOOKUP([.P39];teams_references;2; 0)" office:value-type="string" office:string-value="USA" calcext:value-type="string">
            <text:p>US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atal</text:p>
          </table:table-cell>
          <table:table-cell/>
          <table:table-cell table:style-name="ce4" office:value-type="string" calcext:value-type="string">
            <text:p>16-Jun</text:p>
          </table:table-cell>
          <table:table-cell table:style-name="ce8" office:value-type="string" calcext:value-type="string">
            <text:p>19:00</text:p>
          </table:table-cell>
          <table:table-cell table:style-name="ce2" office:value-type="string" calcext:value-type="string">
            <text:p>Natal</text:p>
          </table:table-cell>
          <table:table-cell table:style-name="ce2" office:value-type="string" calcext:value-type="string">
            <text:p>Ghana</text:p>
          </table:table-cell>
          <table:table-cell table:style-name="ce2" office:value-type="string" calcext:value-type="string">
            <text:p>EEUU</text:p>
          </table:table-cell>
          <table:table-cell table:style-name="ce10" office:value-type="string" calcext:value-type="string">
            <text:p>G</text:p>
          </table:table-cell>
          <table:table-cell table:style-name="ce10"/>
          <table:table-cell table:style-name="ce1" table:formula="of:=DATEVALUE(CONCATENATE([.L39];&quot;-2014 &quot;)) + TIMEVALUE(CONCATENATE([.M39]; &quot;:00&quot;))" office:value-type="date" office:date-value="2014-06-16T19:00:00" calcext:value-type="date">
            <text:p>2014-06-16 19:00:00</text:p>
          </table:table-cell>
          <table:table-cell table:number-columns-repeated="8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formula="of:=[.B39]" office:value-type="string" office:string-value="Mundial Brasil 2014" calcext:value-type="string">
            <text:p>Mundial Brasil 2014</text:p>
          </table:table-cell>
          <table:table-cell table:style-name="ce1" table:formula="of:=DATEVALUE(CONCATENATE([.L40];&quot;-2014 &quot;)) + TIMEVALUE(CONCATENATE([.M40]; &quot;:00&quot;))" office:value-type="date" office:date-value="2014-06-21T16:00:00" calcext:value-type="date">
            <text:p>2014-06-21 16:00:00</text:p>
          </table:table-cell>
          <table:table-cell table:style-name="ce2" table:formula="of:=VLOOKUP([.O40];teams_references;2; 0)" office:value-type="string" office:string-value="GER" calcext:value-type="string">
            <text:p>GER</text:p>
          </table:table-cell>
          <table:table-cell table:style-name="ce2" table:formula="of:=VLOOKUP([.P40];teams_references;2; 0)" office:value-type="string" office:string-value="GHA" calcext:value-type="string">
            <text:p>GH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taleza</text:p>
          </table:table-cell>
          <table:table-cell/>
          <table:table-cell table:style-name="ce4" office:value-type="string" calcext:value-type="string">
            <text:p>21-Jun</text:p>
          </table:table-cell>
          <table:table-cell table:style-name="ce8" office:value-type="string" calcext:value-type="string">
            <text:p>16:00</text:p>
          </table:table-cell>
          <table:table-cell table:style-name="ce2" office:value-type="string" calcext:value-type="string">
            <text:p>Fortaleza</text:p>
          </table:table-cell>
          <table:table-cell table:style-name="ce2" office:value-type="string" calcext:value-type="string">
            <text:p>Alemania</text:p>
          </table:table-cell>
          <table:table-cell table:style-name="ce2" office:value-type="string" calcext:value-type="string">
            <text:p>Ghana</text:p>
          </table:table-cell>
          <table:table-cell table:style-name="ce10" office:value-type="string" calcext:value-type="string">
            <text:p>G</text:p>
          </table:table-cell>
          <table:table-cell table:style-name="ce10"/>
          <table:table-cell table:style-name="ce1" table:formula="of:=DATEVALUE(CONCATENATE([.L40];&quot;-2014 &quot;)) + TIMEVALUE(CONCATENATE([.M40]; &quot;:00&quot;))" office:value-type="date" office:date-value="2014-06-21T16:00:00" calcext:value-type="date">
            <text:p>2014-06-21 16:00:00</text:p>
          </table:table-cell>
          <table:table-cell table:number-columns-repeated="8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formula="of:=[.B40]" office:value-type="string" office:string-value="Mundial Brasil 2014" calcext:value-type="string">
            <text:p>Mundial Brasil 2014</text:p>
          </table:table-cell>
          <table:table-cell table:style-name="ce1" table:formula="of:=DATEVALUE(CONCATENATE([.L41];&quot;-2014 &quot;)) + TIMEVALUE(CONCATENATE([.M41]; &quot;:00&quot;))" office:value-type="date" office:date-value="2014-06-22T18:00:00" calcext:value-type="date">
            <text:p>2014-06-22 18:00:00</text:p>
          </table:table-cell>
          <table:table-cell table:style-name="ce2" table:formula="of:=VLOOKUP([.O41];teams_references;2; 0)" office:value-type="string" office:string-value="USA" calcext:value-type="string">
            <text:p>USA</text:p>
          </table:table-cell>
          <table:table-cell table:style-name="ce2" table:formula="of:=VLOOKUP([.P41];teams_references;2; 0)" office:value-type="string" office:string-value="POR" calcext:value-type="string">
            <text:p>PO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anaos</text:p>
          </table:table-cell>
          <table:table-cell/>
          <table:table-cell table:style-name="ce4" office:value-type="string" calcext:value-type="string">
            <text:p>22-Jun</text:p>
          </table:table-cell>
          <table:table-cell table:style-name="ce8" office:value-type="string" calcext:value-type="string">
            <text:p>18:00</text:p>
          </table:table-cell>
          <table:table-cell table:style-name="ce2" office:value-type="string" calcext:value-type="string">
            <text:p>Manaos</text:p>
          </table:table-cell>
          <table:table-cell table:style-name="ce2" office:value-type="string" calcext:value-type="string">
            <text:p>EEUU</text:p>
          </table:table-cell>
          <table:table-cell table:style-name="ce2" office:value-type="string" calcext:value-type="string">
            <text:p>Portugal</text:p>
          </table:table-cell>
          <table:table-cell table:style-name="ce10" office:value-type="string" calcext:value-type="string">
            <text:p>G</text:p>
          </table:table-cell>
          <table:table-cell table:style-name="ce10"/>
          <table:table-cell table:style-name="ce1" table:formula="of:=DATEVALUE(CONCATENATE([.L41];&quot;-2014 &quot;)) + TIMEVALUE(CONCATENATE([.M41]; &quot;:00&quot;))" office:value-type="date" office:date-value="2014-06-22T18:00:00" calcext:value-type="date">
            <text:p>2014-06-22 18:00:00</text:p>
          </table:table-cell>
          <table:table-cell table:number-columns-repeated="8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formula="of:=[.B41]" office:value-type="string" office:string-value="Mundial Brasil 2014" calcext:value-type="string">
            <text:p>Mundial Brasil 2014</text:p>
          </table:table-cell>
          <table:table-cell table:style-name="ce1" table:formula="of:=DATEVALUE(CONCATENATE([.L42];&quot;-2014 &quot;)) + TIMEVALUE(CONCATENATE([.M42]; &quot;:00&quot;))" office:value-type="date" office:date-value="2014-06-26T13:00:00" calcext:value-type="date">
            <text:p>2014-06-26 13:00:00</text:p>
          </table:table-cell>
          <table:table-cell table:style-name="ce2" table:formula="of:=VLOOKUP([.O42];teams_references;2; 0)" office:value-type="string" office:string-value="USA" calcext:value-type="string">
            <text:p>USA</text:p>
          </table:table-cell>
          <table:table-cell table:style-name="ce2" table:formula="of:=VLOOKUP([.P42];teams_references;2; 0)" office:value-type="string" office:string-value="GER" calcext:value-type="string">
            <text:p>G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Recife</text:p>
          </table:table-cell>
          <table:table-cell/>
          <table:table-cell table:style-name="ce4" office:value-type="string" calcext:value-type="string">
            <text:p>26-Jun</text:p>
          </table:table-cell>
          <table:table-cell table:style-name="ce8" office:value-type="string" calcext:value-type="string">
            <text:p>13:00</text:p>
          </table:table-cell>
          <table:table-cell table:style-name="ce2" office:value-type="string" calcext:value-type="string">
            <text:p>Recife</text:p>
          </table:table-cell>
          <table:table-cell table:style-name="ce2" office:value-type="string" calcext:value-type="string">
            <text:p>EEUU</text:p>
          </table:table-cell>
          <table:table-cell table:style-name="ce2" office:value-type="string" calcext:value-type="string">
            <text:p>Alemania</text:p>
          </table:table-cell>
          <table:table-cell table:style-name="ce10" office:value-type="string" calcext:value-type="string">
            <text:p>G</text:p>
          </table:table-cell>
          <table:table-cell table:style-name="ce10"/>
          <table:table-cell table:style-name="ce1" table:formula="of:=DATEVALUE(CONCATENATE([.L42];&quot;-2014 &quot;)) + TIMEVALUE(CONCATENATE([.M42]; &quot;:00&quot;))" office:value-type="date" office:date-value="2014-06-26T13:00:00" calcext:value-type="date">
            <text:p>2014-06-26 13:00:00</text:p>
          </table:table-cell>
          <table:table-cell table:number-columns-repeated="8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formula="of:=[.B42]" office:value-type="string" office:string-value="Mundial Brasil 2014" calcext:value-type="string">
            <text:p>Mundial Brasil 2014</text:p>
          </table:table-cell>
          <table:table-cell table:style-name="ce1" table:formula="of:=DATEVALUE(CONCATENATE([.L43];&quot;-2014 &quot;)) + TIMEVALUE(CONCATENATE([.M43]; &quot;:00&quot;))" office:value-type="date" office:date-value="2014-06-26T13:00:00" calcext:value-type="date">
            <text:p>2014-06-26 13:00:00</text:p>
          </table:table-cell>
          <table:table-cell table:style-name="ce2" table:formula="of:=VLOOKUP([.O43];teams_references;2; 0)" office:value-type="string" office:string-value="POR" calcext:value-type="string">
            <text:p>POR</text:p>
          </table:table-cell>
          <table:table-cell table:style-name="ce2" table:formula="of:=VLOOKUP([.P43];teams_references;2; 0)" office:value-type="string" office:string-value="GHA" calcext:value-type="string">
            <text:p>GH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Brasilia</text:p>
          </table:table-cell>
          <table:table-cell/>
          <table:table-cell table:style-name="ce4" office:value-type="string" calcext:value-type="string">
            <text:p>26-Jun</text:p>
          </table:table-cell>
          <table:table-cell table:style-name="ce8" office:value-type="string" calcext:value-type="string">
            <text:p>13:00</text:p>
          </table:table-cell>
          <table:table-cell table:style-name="ce2" office:value-type="string" calcext:value-type="string">
            <text:p>Brasilia</text:p>
          </table:table-cell>
          <table:table-cell table:style-name="ce2" office:value-type="string" calcext:value-type="string">
            <text:p>Portugal</text:p>
          </table:table-cell>
          <table:table-cell table:style-name="ce2" office:value-type="string" calcext:value-type="string">
            <text:p>Ghana</text:p>
          </table:table-cell>
          <table:table-cell table:style-name="ce10" office:value-type="string" calcext:value-type="string">
            <text:p>G</text:p>
          </table:table-cell>
          <table:table-cell table:style-name="ce10"/>
          <table:table-cell table:style-name="ce1" table:formula="of:=DATEVALUE(CONCATENATE([.L43];&quot;-2014 &quot;)) + TIMEVALUE(CONCATENATE([.M43]; &quot;:00&quot;))" office:value-type="date" office:date-value="2014-06-26T13:00:00" calcext:value-type="date">
            <text:p>2014-06-26 13:00:00</text:p>
          </table:table-cell>
          <table:table-cell table:number-columns-repeated="8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formula="of:=[.B43]" office:value-type="string" office:string-value="Mundial Brasil 2014" calcext:value-type="string">
            <text:p>Mundial Brasil 2014</text:p>
          </table:table-cell>
          <table:table-cell table:style-name="ce1" table:formula="of:=DATEVALUE(CONCATENATE([.L44];&quot;-2014 &quot;)) + TIMEVALUE(CONCATENATE([.M44]; &quot;:00&quot;))" office:value-type="date" office:date-value="2014-06-17T13:00:00" calcext:value-type="date">
            <text:p>2014-06-17 13:00:00</text:p>
          </table:table-cell>
          <table:table-cell table:style-name="ce2" table:formula="of:=VLOOKUP([.O44];teams_references;2; 0)" office:value-type="string" office:string-value="BEL" calcext:value-type="string">
            <text:p>BEL</text:p>
          </table:table-cell>
          <table:table-cell table:style-name="ce2" table:formula="of:=VLOOKUP([.P44];teams_references;2; 0)" office:value-type="string" office:string-value="ALG" calcext:value-type="string">
            <text:p>A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Belo Horizonte</text:p>
          </table:table-cell>
          <table:table-cell/>
          <table:table-cell table:style-name="ce4" office:value-type="string" calcext:value-type="string">
            <text:p>17-Jun</text:p>
          </table:table-cell>
          <table:table-cell table:style-name="ce8" office:value-type="string" calcext:value-type="string">
            <text:p>13:0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Bélgica</text:p>
          </table:table-cell>
          <table:table-cell table:style-name="ce2" office:value-type="string" calcext:value-type="string">
            <text:p>Argelia</text:p>
          </table:table-cell>
          <table:table-cell table:style-name="ce10" office:value-type="string" calcext:value-type="string">
            <text:p>H</text:p>
          </table:table-cell>
          <table:table-cell table:style-name="ce10"/>
          <table:table-cell table:style-name="ce1" table:formula="of:=DATEVALUE(CONCATENATE([.L44];&quot;-2014 &quot;)) + TIMEVALUE(CONCATENATE([.M44]; &quot;:00&quot;))" office:value-type="date" office:date-value="2014-06-17T13:00:00" calcext:value-type="date">
            <text:p>2014-06-17 13:00:00</text:p>
          </table:table-cell>
          <table:table-cell table:number-columns-repeated="8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formula="of:=[.B44]" office:value-type="string" office:string-value="Mundial Brasil 2014" calcext:value-type="string">
            <text:p>Mundial Brasil 2014</text:p>
          </table:table-cell>
          <table:table-cell table:style-name="ce1" table:formula="of:=DATEVALUE(CONCATENATE([.L45];&quot;-2014 &quot;)) + TIMEVALUE(CONCATENATE([.M45]; &quot;:00&quot;))" office:value-type="date" office:date-value="2014-06-17T19:00:00" calcext:value-type="date">
            <text:p>2014-06-17 19:00:00</text:p>
          </table:table-cell>
          <table:table-cell table:style-name="ce2" table:formula="of:=VLOOKUP([.O45];teams_references;2; 0)" office:value-type="string" office:string-value="RUS" calcext:value-type="string">
            <text:p>RUS</text:p>
          </table:table-cell>
          <table:table-cell table:style-name="ce2" table:formula="of:=VLOOKUP([.P45];teams_references;2; 0)" office:value-type="string" office:string-value="KOR" calcext:value-type="string">
            <text:p>K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uiaba</text:p>
          </table:table-cell>
          <table:table-cell/>
          <table:table-cell table:style-name="ce4" office:value-type="string" calcext:value-type="string">
            <text:p>17-Jun</text:p>
          </table:table-cell>
          <table:table-cell table:style-name="ce8" office:value-type="string" calcext:value-type="string">
            <text:p>19:00</text:p>
          </table:table-cell>
          <table:table-cell table:style-name="ce2" office:value-type="string" calcext:value-type="string">
            <text:p>Cuiaba</text:p>
          </table:table-cell>
          <table:table-cell table:style-name="ce2" office:value-type="string" calcext:value-type="string">
            <text:p>Rusia</text:p>
          </table:table-cell>
          <table:table-cell table:style-name="ce2" office:value-type="string" calcext:value-type="string">
            <text:p>República de Corea</text:p>
          </table:table-cell>
          <table:table-cell table:style-name="ce10" office:value-type="string" calcext:value-type="string">
            <text:p>H</text:p>
          </table:table-cell>
          <table:table-cell table:style-name="ce10"/>
          <table:table-cell table:style-name="ce1" table:formula="of:=DATEVALUE(CONCATENATE([.L45];&quot;-2014 &quot;)) + TIMEVALUE(CONCATENATE([.M45]; &quot;:00&quot;))" office:value-type="date" office:date-value="2014-06-17T19:00:00" calcext:value-type="date">
            <text:p>2014-06-17 19:00:00</text:p>
          </table:table-cell>
          <table:table-cell table:number-columns-repeated="8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formula="of:=[.B45]" office:value-type="string" office:string-value="Mundial Brasil 2014" calcext:value-type="string">
            <text:p>Mundial Brasil 2014</text:p>
          </table:table-cell>
          <table:table-cell table:style-name="ce1" table:formula="of:=DATEVALUE(CONCATENATE([.L46];&quot;-2014 &quot;)) + TIMEVALUE(CONCATENATE([.M46]; &quot;:00&quot;))" office:value-type="date" office:date-value="2014-06-22T13:00:00" calcext:value-type="date">
            <text:p>2014-06-22 13:00:00</text:p>
          </table:table-cell>
          <table:table-cell table:style-name="ce2" table:formula="of:=VLOOKUP([.O46];teams_references;2; 0)" office:value-type="string" office:string-value="BEL" calcext:value-type="string">
            <text:p>BEL</text:p>
          </table:table-cell>
          <table:table-cell table:style-name="ce2" table:formula="of:=VLOOKUP([.P46];teams_references;2; 0)" office:value-type="string" office:string-value="RUS" calcext:value-type="string">
            <text:p>RU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Rio de Janeiro</text:p>
          </table:table-cell>
          <table:table-cell/>
          <table:table-cell table:style-name="ce4" office:value-type="string" calcext:value-type="string">
            <text:p>22-Jun</text:p>
          </table:table-cell>
          <table:table-cell table:style-name="ce8" office:value-type="string" calcext:value-type="string">
            <text:p>13:00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Bélgica</text:p>
          </table:table-cell>
          <table:table-cell table:style-name="ce2" office:value-type="string" calcext:value-type="string">
            <text:p>Rusia</text:p>
          </table:table-cell>
          <table:table-cell table:style-name="ce10" office:value-type="string" calcext:value-type="string">
            <text:p>H</text:p>
          </table:table-cell>
          <table:table-cell table:style-name="ce10"/>
          <table:table-cell table:style-name="ce1" table:formula="of:=DATEVALUE(CONCATENATE([.L46];&quot;-2014 &quot;)) + TIMEVALUE(CONCATENATE([.M46]; &quot;:00&quot;))" office:value-type="date" office:date-value="2014-06-22T13:00:00" calcext:value-type="date">
            <text:p>2014-06-22 13:00:00</text:p>
          </table:table-cell>
          <table:table-cell table:number-columns-repeated="8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formula="of:=[.B46]" office:value-type="string" office:string-value="Mundial Brasil 2014" calcext:value-type="string">
            <text:p>Mundial Brasil 2014</text:p>
          </table:table-cell>
          <table:table-cell table:style-name="ce1" table:formula="of:=DATEVALUE(CONCATENATE([.L47];&quot;-2014 &quot;)) + TIMEVALUE(CONCATENATE([.M47]; &quot;:00&quot;))" office:value-type="date" office:date-value="2014-06-22T16:00:00" calcext:value-type="date">
            <text:p>2014-06-22 16:00:00</text:p>
          </table:table-cell>
          <table:table-cell table:style-name="ce2" table:formula="of:=VLOOKUP([.O47];teams_references;2; 0)" office:value-type="string" office:string-value="KOR" calcext:value-type="string">
            <text:p>KOR</text:p>
          </table:table-cell>
          <table:table-cell table:style-name="ce2" table:formula="of:=VLOOKUP([.P47];teams_references;2; 0)" office:value-type="string" office:string-value="ALG" calcext:value-type="string">
            <text:p>AL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orto Alegre</text:p>
          </table:table-cell>
          <table:table-cell/>
          <table:table-cell table:style-name="ce4" office:value-type="string" calcext:value-type="string">
            <text:p>22-Jun</text:p>
          </table:table-cell>
          <table:table-cell table:style-name="ce8" office:value-type="string" calcext:value-type="string">
            <text:p>16:00</text:p>
          </table:table-cell>
          <table:table-cell table:style-name="ce2" office:value-type="string" calcext:value-type="string">
            <text:p>Porto Alegre</text:p>
          </table:table-cell>
          <table:table-cell table:style-name="ce2" office:value-type="string" calcext:value-type="string">
            <text:p>República de Corea</text:p>
          </table:table-cell>
          <table:table-cell table:style-name="ce2" office:value-type="string" calcext:value-type="string">
            <text:p>Argelia</text:p>
          </table:table-cell>
          <table:table-cell table:style-name="ce10" office:value-type="string" calcext:value-type="string">
            <text:p>H</text:p>
          </table:table-cell>
          <table:table-cell table:style-name="ce10"/>
          <table:table-cell table:style-name="ce1" table:formula="of:=DATEVALUE(CONCATENATE([.L47];&quot;-2014 &quot;)) + TIMEVALUE(CONCATENATE([.M47]; &quot;:00&quot;))" office:value-type="date" office:date-value="2014-06-22T16:00:00" calcext:value-type="date">
            <text:p>2014-06-22 16:00:00</text:p>
          </table:table-cell>
          <table:table-cell table:number-columns-repeated="8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formula="of:=[.B47]" office:value-type="string" office:string-value="Mundial Brasil 2014" calcext:value-type="string">
            <text:p>Mundial Brasil 2014</text:p>
          </table:table-cell>
          <table:table-cell table:style-name="ce1" table:formula="of:=DATEVALUE(CONCATENATE([.L48];&quot;-2014 &quot;)) + TIMEVALUE(CONCATENATE([.M48]; &quot;:00&quot;))" office:value-type="date" office:date-value="2014-06-26T17:00:00" calcext:value-type="date">
            <text:p>2014-06-26 17:00:00</text:p>
          </table:table-cell>
          <table:table-cell table:style-name="ce2" table:formula="of:=VLOOKUP([.O48];teams_references;2; 0)" office:value-type="string" office:string-value="KOR" calcext:value-type="string">
            <text:p>KOR</text:p>
          </table:table-cell>
          <table:table-cell table:style-name="ce2" table:formula="of:=VLOOKUP([.P48];teams_references;2; 0)" office:value-type="string" office:string-value="BEL" calcext:value-type="string">
            <text:p>B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Sao Paulo</text:p>
          </table:table-cell>
          <table:table-cell/>
          <table:table-cell table:style-name="ce4" office:value-type="string" calcext:value-type="string">
            <text:p>26-Jun</text:p>
          </table:table-cell>
          <table:table-cell table:style-name="ce8" office:value-type="string" calcext:value-type="string">
            <text:p>17:00</text:p>
          </table:table-cell>
          <table:table-cell table:style-name="ce2" office:value-type="string" calcext:value-type="string">
            <text:p>Sao Paulo</text:p>
          </table:table-cell>
          <table:table-cell table:style-name="ce2" office:value-type="string" calcext:value-type="string">
            <text:p>República de Corea</text:p>
          </table:table-cell>
          <table:table-cell table:style-name="ce2" office:value-type="string" calcext:value-type="string">
            <text:p>Bélgica</text:p>
          </table:table-cell>
          <table:table-cell table:style-name="ce10" office:value-type="string" calcext:value-type="string">
            <text:p>H</text:p>
          </table:table-cell>
          <table:table-cell table:style-name="ce10"/>
          <table:table-cell table:style-name="ce1" table:formula="of:=DATEVALUE(CONCATENATE([.L48];&quot;-2014 &quot;)) + TIMEVALUE(CONCATENATE([.M48]; &quot;:00&quot;))" office:value-type="date" office:date-value="2014-06-26T17:00:00" calcext:value-type="date">
            <text:p>2014-06-26 17:00:00</text:p>
          </table:table-cell>
          <table:table-cell table:number-columns-repeated="8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formula="of:=[.B48]" office:value-type="string" office:string-value="Mundial Brasil 2014" calcext:value-type="string">
            <text:p>Mundial Brasil 2014</text:p>
          </table:table-cell>
          <table:table-cell table:style-name="ce1" table:formula="of:=DATEVALUE(CONCATENATE([.L49];&quot;-2014 &quot;)) + TIMEVALUE(CONCATENATE([.M49]; &quot;:00&quot;))" office:value-type="date" office:date-value="2014-06-26T17:00:00" calcext:value-type="date">
            <text:p>2014-06-26 17:00:00</text:p>
          </table:table-cell>
          <table:table-cell table:style-name="ce2" table:formula="of:=VLOOKUP([.O49];teams_references;2; 0)" office:value-type="string" office:string-value="ALG" calcext:value-type="string">
            <text:p>ALG</text:p>
          </table:table-cell>
          <table:table-cell table:style-name="ce2" table:formula="of:=VLOOKUP([.P49];teams_references;2; 0)" office:value-type="string" office:string-value="RUS" calcext:value-type="string">
            <text:p>RU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uritiba</text:p>
          </table:table-cell>
          <table:table-cell/>
          <table:table-cell table:style-name="ce4" office:value-type="string" calcext:value-type="string">
            <text:p>26-Jun</text:p>
          </table:table-cell>
          <table:table-cell table:style-name="ce8" office:value-type="string" calcext:value-type="string">
            <text:p>17:00</text:p>
          </table:table-cell>
          <table:table-cell table:style-name="ce2" office:value-type="string" calcext:value-type="string">
            <text:p>Curitiba</text:p>
          </table:table-cell>
          <table:table-cell table:style-name="ce2" office:value-type="string" calcext:value-type="string">
            <text:p>Argelia</text:p>
          </table:table-cell>
          <table:table-cell table:style-name="ce2" office:value-type="string" calcext:value-type="string">
            <text:p>Rusia</text:p>
          </table:table-cell>
          <table:table-cell table:style-name="ce10" office:value-type="string" calcext:value-type="string">
            <text:p>H</text:p>
          </table:table-cell>
          <table:table-cell table:style-name="ce10"/>
          <table:table-cell table:style-name="ce1" table:formula="of:=DATEVALUE(CONCATENATE([.L49];&quot;-2014 &quot;)) + TIMEVALUE(CONCATENATE([.M49]; &quot;:00&quot;))" office:value-type="date" office:date-value="2014-06-26T17:00:00" calcext:value-type="date">
            <text:p>2014-06-26 17:00:00</text:p>
          </table:table-cell>
          <table:table-cell table:number-columns-repeated="8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formula="of:=[.B49]" office:value-type="string" office:string-value="Mundial Brasil 2014" calcext:value-type="string">
            <text:p>Mundial Brasil 2014</text:p>
          </table:table-cell>
          <table:table-cell table:style-name="ce1" table:formula="of:=DATEVALUE(CONCATENATE([.L50];&quot;-2014 &quot;)) + TIMEVALUE(CONCATENATE([.M50]; &quot;:00&quot;))" office:value-type="date" office:date-value="2014-06-28T13:00:00" calcext:value-type="date">
            <text:p>2014-06-28 13:00:00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2B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elo Horizonte</text:p>
          </table:table-cell>
          <table:table-cell/>
          <table:table-cell table:style-name="ce4" office:value-type="string" calcext:value-type="string">
            <text:p>28-Jun</text:p>
          </table:table-cell>
          <table:table-cell table:style-name="ce8" office:value-type="string" calcext:value-type="string">
            <text:p>13:0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2B</text:p>
          </table:table-cell>
          <table:table-cell table:style-name="ce11" office:value-type="string" calcext:value-type="string">
            <text:p>Partido 49</text:p>
          </table:table-cell>
          <table:table-cell table:style-name="ce11"/>
          <table:table-cell table:style-name="ce1" table:formula="of:=DATEVALUE(CONCATENATE([.L50];&quot;-2014 &quot;)) + TIMEVALUE(CONCATENATE([.M50]; &quot;:00&quot;))" office:value-type="date" office:date-value="2014-06-28T13:00:00" calcext:value-type="date">
            <text:p>2014-06-28 13:00:00</text:p>
          </table:table-cell>
          <table:table-cell table:number-columns-repeated="8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formula="of:=[.B50]" office:value-type="string" office:string-value="Mundial Brasil 2014" calcext:value-type="string">
            <text:p>Mundial Brasil 2014</text:p>
          </table:table-cell>
          <table:table-cell table:style-name="ce1" table:formula="of:=DATEVALUE(CONCATENATE([.L51];&quot;-2014 &quot;)) + TIMEVALUE(CONCATENATE([.M51]; &quot;:00&quot;))" office:value-type="date" office:date-value="2014-06-28T17:00:00" calcext:value-type="date">
            <text:p>2014-06-28 17:00:00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2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io de Janeiro</text:p>
          </table:table-cell>
          <table:table-cell/>
          <table:table-cell table:style-name="ce4" office:value-type="string" calcext:value-type="string">
            <text:p>28-Jun</text:p>
          </table:table-cell>
          <table:table-cell table:style-name="ce8" office:value-type="string" calcext:value-type="string">
            <text:p>17:00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2D</text:p>
          </table:table-cell>
          <table:table-cell table:style-name="ce11" office:value-type="string" calcext:value-type="string">
            <text:p>Partido 50</text:p>
          </table:table-cell>
          <table:table-cell table:style-name="ce11"/>
          <table:table-cell table:style-name="ce1" table:formula="of:=DATEVALUE(CONCATENATE([.L51];&quot;-2014 &quot;)) + TIMEVALUE(CONCATENATE([.M51]; &quot;:00&quot;))" office:value-type="date" office:date-value="2014-06-28T17:00:00" calcext:value-type="date">
            <text:p>2014-06-28 17:00:00</text:p>
          </table:table-cell>
          <table:table-cell table:number-columns-repeated="8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formula="of:=[.B51]" office:value-type="string" office:string-value="Mundial Brasil 2014" calcext:value-type="string">
            <text:p>Mundial Brasil 2014</text:p>
          </table:table-cell>
          <table:table-cell table:style-name="ce1" table:formula="of:=DATEVALUE(CONCATENATE([.L52];&quot;-2014 &quot;)) + TIMEVALUE(CONCATENATE([.M52]; &quot;:00&quot;))" office:value-type="date" office:date-value="2014-06-29T13:00:00" calcext:value-type="date">
            <text:p>2014-06-29 13:00:00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2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ortaleza</text:p>
          </table:table-cell>
          <table:table-cell/>
          <table:table-cell table:style-name="ce4" office:value-type="string" calcext:value-type="string">
            <text:p>29-Jun</text:p>
          </table:table-cell>
          <table:table-cell table:style-name="ce8" office:value-type="string" calcext:value-type="string">
            <text:p>13:00</text:p>
          </table:table-cell>
          <table:table-cell table:style-name="ce2" office:value-type="string" calcext:value-type="string">
            <text:p>Fortaleza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2A</text:p>
          </table:table-cell>
          <table:table-cell table:style-name="ce11" office:value-type="string" calcext:value-type="string">
            <text:p>Partido 51</text:p>
          </table:table-cell>
          <table:table-cell table:style-name="ce11"/>
          <table:table-cell table:style-name="ce1" table:formula="of:=DATEVALUE(CONCATENATE([.L52];&quot;-2014 &quot;)) + TIMEVALUE(CONCATENATE([.M52]; &quot;:00&quot;))" office:value-type="date" office:date-value="2014-06-29T13:00:00" calcext:value-type="date">
            <text:p>2014-06-29 13:00:00</text:p>
          </table:table-cell>
          <table:table-cell table:number-columns-repeated="8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formula="of:=[.B52]" office:value-type="string" office:string-value="Mundial Brasil 2014" calcext:value-type="string">
            <text:p>Mundial Brasil 2014</text:p>
          </table:table-cell>
          <table:table-cell table:style-name="ce1" table:formula="of:=DATEVALUE(CONCATENATE([.L53];&quot;-2014 &quot;)) + TIMEVALUE(CONCATENATE([.M53]; &quot;:00&quot;))" office:value-type="date" office:date-value="2014-06-29T17:00:00" calcext:value-type="date">
            <text:p>2014-06-29 17:00:00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2C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cife</text:p>
          </table:table-cell>
          <table:table-cell/>
          <table:table-cell table:style-name="ce4" office:value-type="string" calcext:value-type="string">
            <text:p>29-Jun</text:p>
          </table:table-cell>
          <table:table-cell table:style-name="ce8" office:value-type="string" calcext:value-type="string">
            <text:p>17:00</text:p>
          </table:table-cell>
          <table:table-cell table:style-name="ce2" office:value-type="string" calcext:value-type="string">
            <text:p>Recife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2C</text:p>
          </table:table-cell>
          <table:table-cell table:style-name="ce11" office:value-type="string" calcext:value-type="string">
            <text:p>Partido 52</text:p>
          </table:table-cell>
          <table:table-cell table:style-name="ce11"/>
          <table:table-cell table:style-name="ce1" table:formula="of:=DATEVALUE(CONCATENATE([.L53];&quot;-2014 &quot;)) + TIMEVALUE(CONCATENATE([.M53]; &quot;:00&quot;))" office:value-type="date" office:date-value="2014-06-29T17:00:00" calcext:value-type="date">
            <text:p>2014-06-29 17:00:00</text:p>
          </table:table-cell>
          <table:table-cell table:number-columns-repeated="8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formula="of:=[.B53]" office:value-type="string" office:string-value="Mundial Brasil 2014" calcext:value-type="string">
            <text:p>Mundial Brasil 2014</text:p>
          </table:table-cell>
          <table:table-cell table:style-name="ce1" table:formula="of:=DATEVALUE(CONCATENATE([.L54];&quot;-2014 &quot;)) + TIMEVALUE(CONCATENATE([.M54]; &quot;:00&quot;))" office:value-type="date" office:date-value="2014-06-30T13:00:00" calcext:value-type="date">
            <text:p>2014-06-30 13:00:00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2F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rasilia</text:p>
          </table:table-cell>
          <table:table-cell/>
          <table:table-cell table:style-name="ce4" office:value-type="string" calcext:value-type="string">
            <text:p>30-Jun</text:p>
          </table:table-cell>
          <table:table-cell table:style-name="ce8" office:value-type="string" calcext:value-type="string">
            <text:p>13:00</text:p>
          </table:table-cell>
          <table:table-cell table:style-name="ce2" office:value-type="string" calcext:value-type="string">
            <text:p>Brasilia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2F</text:p>
          </table:table-cell>
          <table:table-cell table:style-name="ce11" office:value-type="string" calcext:value-type="string">
            <text:p>Partido 53</text:p>
          </table:table-cell>
          <table:table-cell table:style-name="ce11"/>
          <table:table-cell table:style-name="ce1" table:formula="of:=DATEVALUE(CONCATENATE([.L54];&quot;-2014 &quot;)) + TIMEVALUE(CONCATENATE([.M54]; &quot;:00&quot;))" office:value-type="date" office:date-value="2014-06-30T13:00:00" calcext:value-type="date">
            <text:p>2014-06-30 13:00:00</text:p>
          </table:table-cell>
          <table:table-cell table:number-columns-repeated="8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formula="of:=[.B54]" office:value-type="string" office:string-value="Mundial Brasil 2014" calcext:value-type="string">
            <text:p>Mundial Brasil 2014</text:p>
          </table:table-cell>
          <table:table-cell table:style-name="ce1" table:formula="of:=DATEVALUE(CONCATENATE([.L55];&quot;-2014 &quot;)) + TIMEVALUE(CONCATENATE([.M55]; &quot;:00&quot;))" office:value-type="date" office:date-value="2014-06-30T17:00:00" calcext:value-type="date">
            <text:p>2014-06-30 17:00:00</text:p>
          </table:table-cell>
          <table:table-cell table:style-name="ce2" office:value-type="string" calcext:value-type="string">
            <text:p>1G</text:p>
          </table:table-cell>
          <table:table-cell table:style-name="ce2" office:value-type="string" calcext:value-type="string">
            <text:p>2H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orto Alegre</text:p>
          </table:table-cell>
          <table:table-cell/>
          <table:table-cell table:style-name="ce4" office:value-type="string" calcext:value-type="string">
            <text:p>30-Jun</text:p>
          </table:table-cell>
          <table:table-cell table:style-name="ce8" office:value-type="string" calcext:value-type="string">
            <text:p>17:00</text:p>
          </table:table-cell>
          <table:table-cell table:style-name="ce2" office:value-type="string" calcext:value-type="string">
            <text:p>Porto Alegre</text:p>
          </table:table-cell>
          <table:table-cell table:style-name="ce2" office:value-type="string" calcext:value-type="string">
            <text:p>1G</text:p>
          </table:table-cell>
          <table:table-cell table:style-name="ce2" office:value-type="string" calcext:value-type="string">
            <text:p>2H</text:p>
          </table:table-cell>
          <table:table-cell table:style-name="ce11" office:value-type="string" calcext:value-type="string">
            <text:p>Partido 54</text:p>
          </table:table-cell>
          <table:table-cell table:style-name="ce11"/>
          <table:table-cell table:style-name="ce1" table:formula="of:=DATEVALUE(CONCATENATE([.L55];&quot;-2014 &quot;)) + TIMEVALUE(CONCATENATE([.M55]; &quot;:00&quot;))" office:value-type="date" office:date-value="2014-06-30T17:00:00" calcext:value-type="date">
            <text:p>2014-06-30 17:00:00</text:p>
          </table:table-cell>
          <table:table-cell table:number-columns-repeated="8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formula="of:=[.B55]" office:value-type="string" office:string-value="Mundial Brasil 2014" calcext:value-type="string">
            <text:p>Mundial Brasil 2014</text:p>
          </table:table-cell>
          <table:table-cell table:style-name="ce1" table:formula="of:=DATEVALUE(CONCATENATE([.L56];&quot;-2014 &quot;)) + TIMEVALUE(CONCATENATE([.M56]; &quot;:00&quot;))" office:value-type="date" office:date-value="2014-07-01T13:00:00" calcext:value-type="date">
            <text:p>2014-07-01 13:00:00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2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ao Paulo</text:p>
          </table:table-cell>
          <table:table-cell/>
          <table:table-cell table:style-name="ce4" office:value-type="string" calcext:value-type="string">
            <text:p>01-Jul</text:p>
          </table:table-cell>
          <table:table-cell table:style-name="ce8" office:value-type="string" calcext:value-type="string">
            <text:p>13:00</text:p>
          </table:table-cell>
          <table:table-cell table:style-name="ce2" office:value-type="string" calcext:value-type="string">
            <text:p>Sao Paulo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2E</text:p>
          </table:table-cell>
          <table:table-cell table:style-name="ce11" office:value-type="string" calcext:value-type="string">
            <text:p>Partido 55</text:p>
          </table:table-cell>
          <table:table-cell table:style-name="ce11"/>
          <table:table-cell table:style-name="ce1" table:formula="of:=DATEVALUE(CONCATENATE([.L56];&quot;-2014 &quot;)) + TIMEVALUE(CONCATENATE([.M56]; &quot;:00&quot;))" office:value-type="date" office:date-value="2014-07-01T13:00:00" calcext:value-type="date">
            <text:p>2014-07-01 13:00:00</text:p>
          </table:table-cell>
          <table:table-cell table:number-columns-repeated="8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formula="of:=[.B56]" office:value-type="string" office:string-value="Mundial Brasil 2014" calcext:value-type="string">
            <text:p>Mundial Brasil 2014</text:p>
          </table:table-cell>
          <table:table-cell table:style-name="ce1" table:formula="of:=DATEVALUE(CONCATENATE([.L57];&quot;-2014 &quot;)) + TIMEVALUE(CONCATENATE([.M57]; &quot;:00&quot;))" office:value-type="date" office:date-value="2014-07-01T17:00:00" calcext:value-type="date">
            <text:p>2014-07-01 17:00:00</text:p>
          </table:table-cell>
          <table:table-cell table:style-name="ce2" office:value-type="string" calcext:value-type="string">
            <text:p>1H</text:p>
          </table:table-cell>
          <table:table-cell table:style-name="ce2" office:value-type="string" calcext:value-type="string">
            <text:p>2G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alvador</text:p>
          </table:table-cell>
          <table:table-cell/>
          <table:table-cell table:style-name="ce4" office:value-type="string" calcext:value-type="string">
            <text:p>01-Jul</text:p>
          </table:table-cell>
          <table:table-cell table:style-name="ce8" office:value-type="string" calcext:value-type="string">
            <text:p>17:00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1H</text:p>
          </table:table-cell>
          <table:table-cell table:style-name="ce2" office:value-type="string" calcext:value-type="string">
            <text:p>2G</text:p>
          </table:table-cell>
          <table:table-cell table:style-name="ce11" office:value-type="string" calcext:value-type="string">
            <text:p>Partido 56</text:p>
          </table:table-cell>
          <table:table-cell table:style-name="ce11"/>
          <table:table-cell table:style-name="ce1" table:formula="of:=DATEVALUE(CONCATENATE([.L57];&quot;-2014 &quot;)) + TIMEVALUE(CONCATENATE([.M57]; &quot;:00&quot;))" office:value-type="date" office:date-value="2014-07-01T17:00:00" calcext:value-type="date">
            <text:p>2014-07-01 17:00:00</text:p>
          </table:table-cell>
          <table:table-cell table:number-columns-repeated="8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formula="of:=[.B57]" office:value-type="string" office:string-value="Mundial Brasil 2014" calcext:value-type="string">
            <text:p>Mundial Brasil 2014</text:p>
          </table:table-cell>
          <table:table-cell table:style-name="ce1" table:formula="of:=DATEVALUE(CONCATENATE([.L58];&quot;-2014 &quot;)) + TIMEVALUE(CONCATENATE([.M58]; &quot;:00&quot;))" office:value-type="date" office:date-value="2014-07-04T17:00:00" calcext:value-type="date">
            <text:p>2014-07-04 17:00:00</text:p>
          </table:table-cell>
          <table:table-cell table:style-name="ce2" office:value-type="string" calcext:value-type="string">
            <text:p>Ganador P49</text:p>
          </table:table-cell>
          <table:table-cell table:style-name="ce2" office:value-type="string" calcext:value-type="string">
            <text:p>Ganador P5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ortaleza</text:p>
          </table:table-cell>
          <table:table-cell/>
          <table:table-cell table:style-name="ce4" office:value-type="string" calcext:value-type="string">
            <text:p>04-Jul</text:p>
          </table:table-cell>
          <table:table-cell table:style-name="ce8" office:value-type="string" calcext:value-type="string">
            <text:p>17:00</text:p>
          </table:table-cell>
          <table:table-cell table:style-name="ce2" office:value-type="string" calcext:value-type="string">
            <text:p>Fortaleza</text:p>
          </table:table-cell>
          <table:table-cell table:style-name="ce2" office:value-type="string" calcext:value-type="string">
            <text:p>Ganador P49</text:p>
          </table:table-cell>
          <table:table-cell table:style-name="ce2" office:value-type="string" calcext:value-type="string">
            <text:p>Ganador P50</text:p>
          </table:table-cell>
          <table:table-cell table:style-name="ce11" office:value-type="string" calcext:value-type="string">
            <text:p>Partido 57</text:p>
          </table:table-cell>
          <table:table-cell table:style-name="ce11"/>
          <table:table-cell table:style-name="ce1" table:formula="of:=DATEVALUE(CONCATENATE([.L58];&quot;-2014 &quot;)) + TIMEVALUE(CONCATENATE([.M58]; &quot;:00&quot;))" office:value-type="date" office:date-value="2014-07-04T17:00:00" calcext:value-type="date">
            <text:p>2014-07-04 17:00:00</text:p>
          </table:table-cell>
          <table:table-cell table:number-columns-repeated="8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formula="of:=[.B58]" office:value-type="string" office:string-value="Mundial Brasil 2014" calcext:value-type="string">
            <text:p>Mundial Brasil 2014</text:p>
          </table:table-cell>
          <table:table-cell table:style-name="ce1" table:formula="of:=DATEVALUE(CONCATENATE([.L59];&quot;-2014 &quot;)) + TIMEVALUE(CONCATENATE([.M59]; &quot;:00&quot;))" office:value-type="date" office:date-value="2014-07-04T13:00:00" calcext:value-type="date">
            <text:p>2014-07-04 13:00:00</text:p>
          </table:table-cell>
          <table:table-cell table:style-name="ce2" office:value-type="string" calcext:value-type="string">
            <text:p>Ganador P53</text:p>
          </table:table-cell>
          <table:table-cell table:style-name="ce2" office:value-type="string" calcext:value-type="string">
            <text:p>Ganador P5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io de Janeiro</text:p>
          </table:table-cell>
          <table:table-cell/>
          <table:table-cell table:style-name="ce4" office:value-type="string" calcext:value-type="string">
            <text:p>04-Jul</text:p>
          </table:table-cell>
          <table:table-cell table:style-name="ce8" office:value-type="string" calcext:value-type="string">
            <text:p>13:00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Ganador P53</text:p>
          </table:table-cell>
          <table:table-cell table:style-name="ce2" office:value-type="string" calcext:value-type="string">
            <text:p>Ganador P54</text:p>
          </table:table-cell>
          <table:table-cell table:style-name="ce11" office:value-type="string" calcext:value-type="string">
            <text:p>Partido 58</text:p>
          </table:table-cell>
          <table:table-cell table:style-name="ce11"/>
          <table:table-cell table:style-name="ce1" table:formula="of:=DATEVALUE(CONCATENATE([.L59];&quot;-2014 &quot;)) + TIMEVALUE(CONCATENATE([.M59]; &quot;:00&quot;))" office:value-type="date" office:date-value="2014-07-04T13:00:00" calcext:value-type="date">
            <text:p>2014-07-04 13:00:00</text:p>
          </table:table-cell>
          <table:table-cell table:number-columns-repeated="8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formula="of:=[.B59]" office:value-type="string" office:string-value="Mundial Brasil 2014" calcext:value-type="string">
            <text:p>Mundial Brasil 2014</text:p>
          </table:table-cell>
          <table:table-cell table:style-name="ce1" table:formula="of:=DATEVALUE(CONCATENATE([.L60];&quot;-2014 &quot;)) + TIMEVALUE(CONCATENATE([.M60]; &quot;:00&quot;))" office:value-type="date" office:date-value="2014-07-05T17:00:00" calcext:value-type="date">
            <text:p>2014-07-05 17:00:00</text:p>
          </table:table-cell>
          <table:table-cell table:style-name="ce2" office:value-type="string" calcext:value-type="string">
            <text:p>Ganador P51</text:p>
          </table:table-cell>
          <table:table-cell table:style-name="ce2" office:value-type="string" calcext:value-type="string">
            <text:p>Ganador P5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alvador</text:p>
          </table:table-cell>
          <table:table-cell/>
          <table:table-cell table:style-name="ce4" office:value-type="string" calcext:value-type="string">
            <text:p>05-Jul</text:p>
          </table:table-cell>
          <table:table-cell table:style-name="ce8" office:value-type="string" calcext:value-type="string">
            <text:p>17:00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Ganador P51</text:p>
          </table:table-cell>
          <table:table-cell table:style-name="ce2" office:value-type="string" calcext:value-type="string">
            <text:p>Ganador P50</text:p>
          </table:table-cell>
          <table:table-cell table:style-name="ce11" office:value-type="string" calcext:value-type="string">
            <text:p>Partido 59</text:p>
          </table:table-cell>
          <table:table-cell table:style-name="ce11"/>
          <table:table-cell table:style-name="ce1" table:formula="of:=DATEVALUE(CONCATENATE([.L60];&quot;-2014 &quot;)) + TIMEVALUE(CONCATENATE([.M60]; &quot;:00&quot;))" office:value-type="date" office:date-value="2014-07-05T17:00:00" calcext:value-type="date">
            <text:p>2014-07-05 17:00:00</text:p>
          </table:table-cell>
          <table:table-cell table:number-columns-repeated="8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formula="of:=[.B60]" office:value-type="string" office:string-value="Mundial Brasil 2014" calcext:value-type="string">
            <text:p>Mundial Brasil 2014</text:p>
          </table:table-cell>
          <table:table-cell table:style-name="ce1" table:formula="of:=DATEVALUE(CONCATENATE([.L61];&quot;-2014 &quot;)) + TIMEVALUE(CONCATENATE([.M61]; &quot;:00&quot;))" office:value-type="date" office:date-value="2014-07-05T13:00:00" calcext:value-type="date">
            <text:p>2014-07-05 13:00:00</text:p>
          </table:table-cell>
          <table:table-cell table:style-name="ce2" office:value-type="string" calcext:value-type="string">
            <text:p>Ganador P55</text:p>
          </table:table-cell>
          <table:table-cell table:style-name="ce2" office:value-type="string" calcext:value-type="string">
            <text:p>Ganador P5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rasilia</text:p>
          </table:table-cell>
          <table:table-cell/>
          <table:table-cell table:style-name="ce4" office:value-type="string" calcext:value-type="string">
            <text:p>05-Jul</text:p>
          </table:table-cell>
          <table:table-cell table:style-name="ce8" office:value-type="string" calcext:value-type="string">
            <text:p>13:00</text:p>
          </table:table-cell>
          <table:table-cell table:style-name="ce2" office:value-type="string" calcext:value-type="string">
            <text:p>Brasilia</text:p>
          </table:table-cell>
          <table:table-cell table:style-name="ce2" office:value-type="string" calcext:value-type="string">
            <text:p>Ganador P55</text:p>
          </table:table-cell>
          <table:table-cell table:style-name="ce2" office:value-type="string" calcext:value-type="string">
            <text:p>Ganador P56</text:p>
          </table:table-cell>
          <table:table-cell table:style-name="ce11" office:value-type="string" calcext:value-type="string">
            <text:p>Partido 60</text:p>
          </table:table-cell>
          <table:table-cell table:style-name="ce11"/>
          <table:table-cell table:style-name="ce1" table:formula="of:=DATEVALUE(CONCATENATE([.L61];&quot;-2014 &quot;)) + TIMEVALUE(CONCATENATE([.M61]; &quot;:00&quot;))" office:value-type="date" office:date-value="2014-07-05T13:00:00" calcext:value-type="date">
            <text:p>2014-07-05 13:00:00</text:p>
          </table:table-cell>
          <table:table-cell table:number-columns-repeated="8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formula="of:=[.B61]" office:value-type="string" office:string-value="Mundial Brasil 2014" calcext:value-type="string">
            <text:p>Mundial Brasil 2014</text:p>
          </table:table-cell>
          <table:table-cell table:style-name="ce1" table:formula="of:=DATEVALUE(CONCATENATE([.L62];&quot;-2014 &quot;)) + TIMEVALUE(CONCATENATE([.M62]; &quot;:00&quot;))" office:value-type="date" office:date-value="2014-07-08T17:00:00" calcext:value-type="date">
            <text:p>2014-07-08 17:00:00</text:p>
          </table:table-cell>
          <table:table-cell table:style-name="ce2" office:value-type="string" calcext:value-type="string">
            <text:p>Ganador P57</text:p>
          </table:table-cell>
          <table:table-cell table:style-name="ce2" office:value-type="string" calcext:value-type="string">
            <text:p>Ganador P5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elo Horizonte</text:p>
          </table:table-cell>
          <table:table-cell/>
          <table:table-cell table:style-name="ce4" office:value-type="string" calcext:value-type="string">
            <text:p>08-Jul</text:p>
          </table:table-cell>
          <table:table-cell table:style-name="ce8" office:value-type="string" calcext:value-type="string">
            <text:p>17:0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Ganador P57</text:p>
          </table:table-cell>
          <table:table-cell table:style-name="ce2" office:value-type="string" calcext:value-type="string">
            <text:p>Ganador P58</text:p>
          </table:table-cell>
          <table:table-cell table:style-name="ce11" office:value-type="string" calcext:value-type="string">
            <text:p>Partido 61</text:p>
          </table:table-cell>
          <table:table-cell table:style-name="ce11"/>
          <table:table-cell table:style-name="ce1" table:formula="of:=DATEVALUE(CONCATENATE([.L62];&quot;-2014 &quot;)) + TIMEVALUE(CONCATENATE([.M62]; &quot;:00&quot;))" office:value-type="date" office:date-value="2014-07-08T17:00:00" calcext:value-type="date">
            <text:p>2014-07-08 17:00:00</text:p>
          </table:table-cell>
          <table:table-cell table:number-columns-repeated="8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formula="of:=[.B62]" office:value-type="string" office:string-value="Mundial Brasil 2014" calcext:value-type="string">
            <text:p>Mundial Brasil 2014</text:p>
          </table:table-cell>
          <table:table-cell table:style-name="ce1" table:formula="of:=DATEVALUE(CONCATENATE([.L63];&quot;-2014 &quot;)) + TIMEVALUE(CONCATENATE([.M63]; &quot;:00&quot;))" office:value-type="date" office:date-value="2014-07-09T17:00:00" calcext:value-type="date">
            <text:p>2014-07-09 17:00:00</text:p>
          </table:table-cell>
          <table:table-cell table:style-name="ce2" office:value-type="string" calcext:value-type="string">
            <text:p>Ganador P59</text:p>
          </table:table-cell>
          <table:table-cell table:style-name="ce2" office:value-type="string" calcext:value-type="string">
            <text:p>Ganador P6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ao Paulo</text:p>
          </table:table-cell>
          <table:table-cell/>
          <table:table-cell table:style-name="ce4" office:value-type="string" calcext:value-type="string">
            <text:p>09-Jul</text:p>
          </table:table-cell>
          <table:table-cell table:style-name="ce8" office:value-type="string" calcext:value-type="string">
            <text:p>17:00</text:p>
          </table:table-cell>
          <table:table-cell table:style-name="ce2" office:value-type="string" calcext:value-type="string">
            <text:p>Sao Paulo</text:p>
          </table:table-cell>
          <table:table-cell table:style-name="ce2" office:value-type="string" calcext:value-type="string">
            <text:p>Ganador P59</text:p>
          </table:table-cell>
          <table:table-cell table:style-name="ce2" office:value-type="string" calcext:value-type="string">
            <text:p>Ganador P60</text:p>
          </table:table-cell>
          <table:table-cell table:style-name="ce11" office:value-type="string" calcext:value-type="string">
            <text:p>Partido 62</text:p>
          </table:table-cell>
          <table:table-cell table:style-name="ce11"/>
          <table:table-cell table:style-name="ce1" table:formula="of:=DATEVALUE(CONCATENATE([.L63];&quot;-2014 &quot;)) + TIMEVALUE(CONCATENATE([.M63]; &quot;:00&quot;))" office:value-type="date" office:date-value="2014-07-09T17:00:00" calcext:value-type="date">
            <text:p>2014-07-09 17:00:00</text:p>
          </table:table-cell>
          <table:table-cell table:number-columns-repeated="8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formula="of:=[.B63]" office:value-type="string" office:string-value="Mundial Brasil 2014" calcext:value-type="string">
            <text:p>Mundial Brasil 2014</text:p>
          </table:table-cell>
          <table:table-cell table:style-name="ce1" table:formula="of:=DATEVALUE(CONCATENATE([.L64];&quot;-2014 &quot;)) + TIMEVALUE(CONCATENATE([.M64]; &quot;:00&quot;))" office:value-type="date" office:date-value="2014-07-12T17:00:00" calcext:value-type="date">
            <text:p>2014-07-12 17:00:00</text:p>
          </table:table-cell>
          <table:table-cell table:style-name="ce2" office:value-type="string" calcext:value-type="string">
            <text:p>Perdedor P61</text:p>
          </table:table-cell>
          <table:table-cell table:style-name="ce2" office:value-type="string" calcext:value-type="string">
            <text:p>Perdedor P6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rasilia</text:p>
          </table:table-cell>
          <table:table-cell/>
          <table:table-cell table:style-name="ce4" office:value-type="string" calcext:value-type="string">
            <text:p>12-Jul</text:p>
          </table:table-cell>
          <table:table-cell table:style-name="ce8" office:value-type="string" calcext:value-type="string">
            <text:p>17:00</text:p>
          </table:table-cell>
          <table:table-cell table:style-name="ce2" office:value-type="string" calcext:value-type="string">
            <text:p>Brasilia</text:p>
          </table:table-cell>
          <table:table-cell table:style-name="ce2" office:value-type="string" calcext:value-type="string">
            <text:p>Perdedor P61</text:p>
          </table:table-cell>
          <table:table-cell table:style-name="ce2" office:value-type="string" calcext:value-type="string">
            <text:p>Perdedor P62</text:p>
          </table:table-cell>
          <table:table-cell table:style-name="ce11" office:value-type="string" calcext:value-type="string">
            <text:p>Partido 63</text:p>
          </table:table-cell>
          <table:table-cell table:style-name="ce2" office:value-type="string" calcext:value-type="string">
            <text:p>3ER Y 4TO LUGAR</text:p>
          </table:table-cell>
          <table:table-cell table:style-name="ce1" table:formula="of:=DATEVALUE(CONCATENATE([.L64];&quot;-2014 &quot;)) + TIMEVALUE(CONCATENATE([.M64]; &quot;:00&quot;))" office:value-type="date" office:date-value="2014-07-12T17:00:00" calcext:value-type="date">
            <text:p>2014-07-12 17:00:00</text:p>
          </table:table-cell>
          <table:table-cell table:number-columns-repeated="8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formula="of:=[.B64]" office:value-type="string" office:string-value="Mundial Brasil 2014" calcext:value-type="string">
            <text:p>Mundial Brasil 2014</text:p>
          </table:table-cell>
          <table:table-cell table:style-name="ce1" table:formula="of:=DATEVALUE(CONCATENATE([.L65];&quot;-2014 &quot;)) + TIMEVALUE(CONCATENATE([.M65]; &quot;:00&quot;))" office:value-type="date" office:date-value="2014-07-13T16:00:00" calcext:value-type="date">
            <text:p>2014-07-13 16:00:00</text:p>
          </table:table-cell>
          <table:table-cell table:style-name="ce2" office:value-type="string" calcext:value-type="string">
            <text:p>Ganador P61</text:p>
          </table:table-cell>
          <table:table-cell table:style-name="ce2" office:value-type="string" calcext:value-type="string">
            <text:p><text:s/>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io de Janeiro</text:p>
          </table:table-cell>
          <table:table-cell/>
          <table:table-cell table:style-name="ce4" office:value-type="string" calcext:value-type="string">
            <text:p>13-Jul</text:p>
          </table:table-cell>
          <table:table-cell table:style-name="ce8" office:value-type="string" calcext:value-type="string">
            <text:p>16:00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Ganador P61</text:p>
          </table:table-cell>
          <table:table-cell table:style-name="ce2" office:value-type="string" calcext:value-type="string">
            <text:p>Ganador P62</text:p>
          </table:table-cell>
          <table:table-cell table:style-name="ce11" office:value-type="string" calcext:value-type="string">
            <text:p>Partido 64</text:p>
          </table:table-cell>
          <table:table-cell table:style-name="ce2" office:value-type="string" calcext:value-type="string">
            <text:p>FINAL</text:p>
          </table:table-cell>
          <table:table-cell table:style-name="ce1" table:formula="of:=DATEVALUE(CONCATENATE([.L65];&quot;-2014 &quot;)) + TIMEVALUE(CONCATENATE([.M65]; &quot;:00&quot;))" office:value-type="date" office:date-value="2014-07-13T16:00:00" calcext:value-type="date">
            <text:p>2014-07-13 16:00:00</text:p>
          </table:table-cell>
          <table:table-cell table:number-columns-repeated="8"/>
        </table:table-row>
        <table:table-row table:style-name="ro3">
          <table:table-cell table:number-columns-repeated="27"/>
        </table:table-row>
        <table:table-row table:style-name="ro3">
          <table:table-cell table:number-columns-repeated="11"/>
          <table:table-cell table:style-name="ce6"/>
          <table:table-cell table:number-columns-repeated="15"/>
        </table:table-row>
        <table:table-row table:style-name="ro3" table:number-rows-repeated="4">
          <table:table-cell table:number-columns-repeated="27"/>
        </table:table-row>
        <table:table-row table:style-name="ro3">
          <table:table-cell table:number-columns-repeated="11"/>
          <table:table-cell table:style-name="ce2"/>
          <table:table-cell table:number-columns-repeated="15"/>
        </table:table-row>
        <table:table-row table:style-name="ro3">
          <table:table-cell table:number-columns-repeated="11"/>
          <table:table-cell table:style-name="ce2" table:number-columns-repeated="2"/>
          <table:table-cell table:style-name="ce7"/>
          <table:table-cell table:style-name="ce2" table:number-columns-repeated="4"/>
          <table:table-cell table:number-columns-repeated="9"/>
        </table:table-row>
        <table:table-row table:style-name="ro3">
          <table:table-cell table:number-columns-repeated="11"/>
          <table:table-cell table:style-name="ce7" table:number-columns-repeated="4"/>
          <table:table-cell/>
          <table:table-cell table:style-name="ce2" table:number-columns-repeated="2"/>
          <table:table-cell table:number-columns-repeated="9"/>
        </table:table-row>
        <table:table-row table:style-name="ro3" table:number-rows-repeated="8">
          <table:table-cell table:number-columns-repeated="27"/>
        </table:table-row>
        <table:table-row table:style-name="ro3">
          <table:table-cell table:number-columns-repeated="11"/>
          <table:table-cell table:style-name="ce2"/>
          <table:table-cell table:number-columns-repeated="15"/>
        </table:table-row>
        <table:table-row table:style-name="ro3">
          <table:table-cell table:number-columns-repeated="11"/>
          <table:table-cell table:style-name="ce2" table:number-columns-repeated="2"/>
          <table:table-cell table:style-name="ce7"/>
          <table:table-cell table:style-name="ce2" table:number-columns-repeated="4"/>
          <table:table-cell table:number-columns-repeated="9"/>
        </table:table-row>
        <table:table-row table:style-name="ro3">
          <table:table-cell table:number-columns-repeated="11"/>
          <table:table-cell table:style-name="ce7" table:number-columns-repeated="4"/>
          <table:table-cell/>
          <table:table-cell table:style-name="ce2" table:number-columns-repeated="2"/>
          <table:table-cell table:number-columns-repeated="9"/>
        </table:table-row>
        <table:table-row table:style-name="ro3" table:number-rows-repeated="4">
          <table:table-cell table:number-columns-repeated="27"/>
        </table:table-row>
        <table:table-row table:style-name="ro3">
          <table:table-cell table:number-columns-repeated="11"/>
          <table:table-cell table:style-name="ce2"/>
          <table:table-cell table:number-columns-repeated="15"/>
        </table:table-row>
        <table:table-row table:style-name="ro3">
          <table:table-cell table:number-columns-repeated="11"/>
          <table:table-cell table:style-name="ce2" table:number-columns-repeated="2"/>
          <table:table-cell table:style-name="ce7"/>
          <table:table-cell table:style-name="ce2" table:number-columns-repeated="4"/>
          <table:table-cell table:number-columns-repeated="9"/>
        </table:table-row>
        <table:table-row table:style-name="ro3">
          <table:table-cell table:number-columns-repeated="11"/>
          <table:table-cell table:style-name="ce7" table:number-columns-repeated="4"/>
          <table:table-cell/>
          <table:table-cell table:style-name="ce2" table:number-columns-repeated="2"/>
          <table:table-cell table:number-columns-repeated="9"/>
        </table:table-row>
        <table:table-row table:style-name="ro3">
          <table:table-cell table:number-columns-repeated="11"/>
          <table:table-cell table:style-name="ce6"/>
          <table:table-cell table:number-columns-repeated="15"/>
        </table:table-row>
        <table:table-row table:style-name="ro3">
          <table:table-cell table:number-columns-repeated="27"/>
        </table:table-row>
        <table:table-row table:style-name="ro3">
          <table:table-cell table:number-columns-repeated="11"/>
          <table:table-cell table:style-name="ce2"/>
          <table:table-cell table:number-columns-repeated="15"/>
        </table:table-row>
        <table:table-row table:style-name="ro3">
          <table:table-cell table:number-columns-repeated="11"/>
          <table:table-cell table:style-name="ce2"/>
          <table:table-cell table:number-columns-repeated="6"/>
          <table:table-cell table:style-name="ce2"/>
          <table:table-cell table:style-name="ce7"/>
          <table:table-cell table:style-name="ce2" table:number-columns-repeated="3"/>
          <table:table-cell table:number-columns-repeated="4"/>
        </table:table-row>
        <table:table-row table:style-name="ro3">
          <table:table-cell table:number-columns-repeated="11"/>
          <table:table-cell table:style-name="ce2"/>
          <table:table-cell table:number-columns-repeated="11"/>
          <table:table-cell table:style-name="ce2" table:number-columns-repeated="2"/>
          <table:table-cell table:style-name="ce7"/>
          <table:table-cell table:style-name="ce2"/>
        </table:table-row>
        <table:table-row table:style-name="ro3">
          <table:table-cell table:number-columns-repeated="27"/>
        </table:table-row>
        <table:table-row table:style-name="ro3">
          <table:table-cell table:number-columns-repeated="11"/>
          <table:table-cell table:style-name="ce2"/>
          <table:table-cell table:number-columns-repeated="15"/>
        </table:table-row>
        <table:table-row table:style-name="ro3">
          <table:table-cell table:number-columns-repeated="11"/>
          <table:table-cell table:style-name="ce2" table:number-columns-repeated="2"/>
          <table:table-cell/>
          <table:table-cell table:style-name="ce2" table:number-columns-repeated="4"/>
          <table:table-cell table:number-columns-repeated="9"/>
        </table:table-row>
        <table:table-row table:style-name="ro3">
          <table:table-cell table:number-columns-repeated="11"/>
          <table:table-cell table:style-name="ce7" table:number-columns-repeated="4"/>
          <table:table-cell/>
          <table:table-cell table:style-name="ce2" table:number-columns-repeated="2"/>
          <table:table-cell table:number-columns-repeated="9"/>
        </table:table-row>
        <table:table-row table:style-name="ro3" table:number-rows-repeated="2">
          <table:table-cell table:number-columns-repeated="27"/>
        </table:table-row>
        <table:table-row table:style-name="ro3" table:number-rows-repeated="1048472">
          <table:table-cell table:number-columns-repeated="27"/>
        </table:table-row>
        <table:table-row table:style-name="ro3">
          <table:table-cell table:number-columns-repeated="27"/>
        </table:table-row>
      </table:table>
      <table:table table:name="Sheet2" table:style-name="ta1">
        <table:table-column table:style-name="co19" table:number-columns-repeated="2" table:default-cell-style-name="ce13"/>
        <table:table-row table:style-name="ro1">
          <table:table-cell office:value-type="string" calcext:value-type="string">
            <text:p>Alemania</text:p>
          </table:table-cell>
          <table:table-cell office:value-type="string" calcext:value-type="string">
            <text:p>GER</text:p>
          </table:table-cell>
        </table:table-row>
        <table:table-row table:style-name="ro1">
          <table:table-cell office:value-type="string" calcext:value-type="string">
            <text:p>Argelia</text:p>
          </table:table-cell>
          <table:table-cell office:value-type="string" calcext:value-type="string">
            <text:p>ALG</text:p>
          </table:table-cell>
        </table:table-row>
        <table:table-row table:style-name="ro3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</table:table-row>
        <table:table-row table:style-name="ro3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string" calcext:value-type="string">
            <text:p>Bélgica</text:p>
          </table:table-cell>
          <table:table-cell office:value-type="string" calcext:value-type="string">
            <text:p>BEL</text:p>
          </table:table-cell>
        </table:table-row>
        <table:table-row table:style-name="ro3">
          <table:table-cell office:value-type="string" calcext:value-type="string">
            <text:p>Bosnia y Herzegovina</text:p>
          </table:table-cell>
          <table:table-cell office:value-type="string" calcext:value-type="string">
            <text:p>BIH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office:value-type="string" calcext:value-type="string">
            <text:p>BRA</text:p>
          </table:table-cell>
        </table:table-row>
        <table:table-row table:style-name="ro1">
          <table:table-cell office:value-type="string" calcext:value-type="string">
            <text:p>Camerún</text:p>
          </table:table-cell>
          <table:table-cell office:value-type="string" calcext:value-type="string">
            <text:p>CMR</text:p>
          </table:table-cell>
        </table:table-row>
        <table:table-row table:style-name="ro3">
          <table:table-cell office:value-type="string" calcext:value-type="string">
            <text:p>Chile</text:p>
          </table:table-cell>
          <table:table-cell office:value-type="string" calcext:value-type="string">
            <text:p>CHI</text:p>
          </table:table-cell>
        </table:table-row>
        <table:table-row table:style-name="ro3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string" calcext:value-type="string">
            <text:p>Costa de Marfil</text:p>
          </table:table-cell>
          <table:table-cell office:value-type="string" calcext:value-type="string">
            <text:p>CIV</text:p>
          </table:table-cell>
        </table:table-row>
        <table:table-row table:style-name="ro3">
          <table:table-cell office:value-type="string" calcext:value-type="string">
            <text:p>Costa Rica</text:p>
          </table:table-cell>
          <table:table-cell office:value-type="string" calcext:value-type="string">
            <text:p>CRC</text:p>
          </table:table-cell>
        </table:table-row>
        <table:table-row table:style-name="ro1">
          <table:table-cell office:value-type="string" calcext:value-type="string">
            <text:p>Croacia</text:p>
          </table:table-cell>
          <table:table-cell office:value-type="string" calcext:value-type="string">
            <text:p>CRO</text:p>
          </table:table-cell>
        </table:table-row>
        <table:table-row table:style-name="ro3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</table:table-row>
        <table:table-row table:style-name="ro3">
          <table:table-cell office:value-type="string" calcext:value-type="string">
            <text:p>EEUU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España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string" calcext:value-type="string">
            <text:p>Francia</text:p>
          </table:table-cell>
          <table:table-cell office:value-type="string" calcext:value-type="string">
            <text:p>FRA</text:p>
          </table:table-cell>
        </table:table-row>
        <table:table-row table:style-name="ro3"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</table:table-row>
        <table:table-row table:style-name="ro1">
          <table:table-cell office:value-type="string" calcext:value-type="string">
            <text:p>Grecia</text:p>
          </table:table-cell>
          <table:table-cell office:value-type="string" calcext:value-type="string">
            <text:p>GRE</text:p>
          </table:table-cell>
        </table:table-row>
        <table:table-row table:style-name="ro3">
          <table:table-cell office:value-type="string" calcext:value-type="string">
            <text:p>Honduras</text:p>
          </table:table-cell>
          <table:table-cell office:value-type="string" calcext:value-type="string">
            <text:p>HON</text:p>
          </table:table-cell>
        </table:table-row>
        <table:table-row table:style-name="ro1">
          <table:table-cell office:value-type="string" calcext:value-type="string">
            <text:p>Inglaterra</text:p>
          </table:table-cell>
          <table:table-cell office:value-type="string" calcext:value-type="string">
            <text:p>ENG</text:p>
          </table:table-cell>
        </table:table-row>
        <table:table-row table:style-name="ro1">
          <table:table-cell office:value-type="string" calcext:value-type="string">
            <text:p>Irán</text:p>
          </table:table-cell>
          <table:table-cell office:value-type="string" calcext:value-type="string">
            <text:p>IRN</text:p>
          </table:table-cell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string" calcext:value-type="string">
            <text:p>Japón</text:p>
          </table:table-cell>
          <table:table-cell office:value-type="string" calcext:value-type="string">
            <text:p>JAP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office:value-type="string" calcext:value-type="string">
            <text:p>MEX</text:p>
          </table:table-cell>
        </table:table-row>
        <table:table-row table:style-name="ro3">
          <table:table-cell office:value-type="string" calcext:value-type="string">
            <text:p>Nigeria</text:p>
          </table:table-cell>
          <table:table-cell office:value-type="string" calcext:value-type="string">
            <text:p>NIG</text:p>
          </table:table-cell>
        </table:table-row>
        <table:table-row table:style-name="ro1">
          <table:table-cell office:value-type="string" calcext:value-type="string">
            <text:p>Holanda</text:p>
          </table:table-cell>
          <table:table-cell office:value-type="string" calcext:value-type="string">
            <text:p>NED</text:p>
          </table:table-cell>
        </table:table-row>
        <table:table-row table:style-name="ro3">
          <table:table-cell office:value-type="string" calcext:value-type="string">
            <text:p>Portugal</text:p>
          </table:table-cell>
          <table:table-cell office:value-type="string" calcext:value-type="string">
            <text:p>POR</text:p>
          </table:table-cell>
        </table:table-row>
        <table:table-row table:style-name="ro1">
          <table:table-cell office:value-type="string" calcext:value-type="string">
            <text:p>República de Corea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string" calcext:value-type="string">
            <text:p>Rusia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string" calcext:value-type="string">
            <text:p>Suiza</text:p>
          </table:table-cell>
          <table:table-cell office:value-type="string" calcext:value-type="string">
            <text:p>SUI</text:p>
          </table:table-cell>
        </table:table-row>
        <table:table-row table:style-name="ro3">
          <table:table-cell office:value-type="string" calcext:value-type="string">
            <text:p>Uruguay</text:p>
          </table:table-cell>
          <table:table-cell office:value-type="string" calcext:value-type="string">
            <text:p>URU</text:p>
          </table:table-cell>
        </table:table-row>
        <table:table-row table:style-name="ro3">
          <table:table-cell table:style-name="Default" table:number-columns-repeated="2"/>
        </table:table-row>
      </table:table>
      <table:named-expressions>
        <table:named-range table:name="teams_references" table:base-cell-address="$Sheet2.$A$1" table:cell-range-address="$Sheet2.$A$1:.$B$3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0">
      <number:year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2">
      <number:year number:style="long"/>
      <number:text>Y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3">
      <number:day number:style="long"/>
      <number:text>-</number:text>
      <number:month number:style="long"/>
    </number:date-style>
    <number:date-style style:name="N124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5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dc:date>2014-04-16T05:57:18.569919224</dc:date>
    <dc:creator>Ubuntu_13.10 </dc:creator>
    <meta:editing-duration>PT5H35M35S</meta:editing-duration>
    <meta:editing-cycles>3</meta:editing-cycles>
    <meta:document-statistic meta:table-count="2" meta:cell-count="1046" meta:object-count="0"/>
  </office:meta>
</office:document-meta>
</file>